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33cm"/>
    </style:style>
    <style:style style:name="co7" style:family="table-column">
      <style:table-column-properties fo:break-before="auto" style:column-width="4.937cm"/>
    </style:style>
    <style:style style:name="co8" style:family="table-column">
      <style:table-column-properties fo:break-before="auto" style:column-width="6.018cm"/>
    </style:style>
    <style:style style:name="co9" style:family="table-column">
      <style:table-column-properties fo:break-before="auto" style:column-width="3.226cm"/>
    </style:style>
    <style:style style:name="co10" style:family="table-column">
      <style:table-column-properties fo:break-before="auto" style:column-width="3.358cm"/>
    </style:style>
    <style:style style:name="co11" style:family="table-column">
      <style:table-column-properties fo:break-before="auto" style:column-width="3.41cm"/>
    </style:style>
    <style:style style:name="co12" style:family="table-column">
      <style:table-column-properties fo:break-before="auto" style:column-width="2.91cm"/>
    </style:style>
    <style:style style:name="co13" style:family="table-column">
      <style:table-column-properties fo:break-before="auto" style:column-width="2.831cm"/>
    </style:style>
    <style:style style:name="co14" style:family="table-column">
      <style:table-column-properties fo:break-before="auto" style:column-width="2.27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2.305cm"/>
    </style:style>
    <style:style style:name="co17" style:family="table-column">
      <style:table-column-properties fo:break-before="auto" style:column-width="2.2cm"/>
    </style:style>
    <style:style style:name="co18" style:family="table-column">
      <style:table-column-properties fo:break-before="auto" style:column-width="1.014cm"/>
    </style:style>
    <style:style style:name="co19" style:family="table-column">
      <style:table-column-properties fo:break-before="auto" style:column-width="1.752cm"/>
    </style:style>
    <style:style style:name="co20" style:family="table-column">
      <style:table-column-properties fo:break-before="auto" style:column-width="1.646cm"/>
    </style:style>
    <style:style style:name="co5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1.365cm"/>
    </style:style>
    <style:style style:name="co23" style:family="table-column">
      <style:table-column-properties fo:break-before="auto" style:column-width="6.131cm"/>
    </style:style>
    <style:style style:name="co24" style:family="table-column">
      <style:table-column-properties fo:break-before="auto" style:column-width="4.88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#dc2300"/>
      <style:text-properties style:text-position=""/>
    </style:style>
    <style:style style:name="ce16" style:family="table-cell" style:parent-style-name="Default" style:data-style-name="N100">
      <style:text-properties style:text-position="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 style:data-style-name="N109">
      <style:table-cell-properties fo:background-color="#00ff00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12" style:family="table-cell" style:parent-style-name="Default" style:data-style-name="N109"/>
    <style:style style:name="ce13" style:family="table-cell" style:parent-style-name="Default" style:data-style-name="N109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7" style:family="table-cell" style:parent-style-name="Default" style:data-style-name="N111">
      <style:table-cell-properties fo:background-color="#ffff00"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11">
      <style:table-cell-properties fo:background-color="#ffff00"/>
    </style:style>
    <style:style style:name="ce19" style:family="table-cell" style:parent-style-name="Default" style:data-style-name="N111">
      <style:table-cell-properties fo:background-color="#ff950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7" table:default-cell-style-name="Default"/>
        <table:table-row table:style-name="ro1">
          <table:table-cell table:style-name="ce4" office:value-type="string">
            <text:p>Anzahl</text:p>
          </table:table-cell>
          <table:table-cell table:style-name="ce4" office:value-type="string">
            <text:p>Layout Bez</text:p>
          </table:table-cell>
          <table:table-cell table:style-name="ce4" office:value-type="string">
            <text:p>Beschreibung</text:p>
          </table:table-cell>
          <table:table-cell table:style-name="ce4" office:value-type="string">
            <text:p>Beschaffung</text:p>
          </table:table-cell>
          <table:table-cell table:style-name="ce4" office:value-type="string">
            <text:p>Preis (einzeln)</text:p>
          </table:table-cell>
          <table:table-cell table:style-name="ce13" office:value-type="string">
            <text:p>Preis</text:p>
          </table:table-cell>
          <table:table-cell table:style-name="ce4" office:value-type="string">
            <text:p>Alternativen</text:p>
          </table:table-cell>
          <table:table-cell table:style-name="ce4" office:value-type="string">
            <text:p>Preis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3"/>
          <table:table-cell table:style-name="ce12" table:number-columns-repeated="2"/>
          <table:table-cell table:style-name="ce5"/>
          <table:table-cell table:number-columns-repeated="3"/>
        </table:table-row>
        <table:table-row table:style-name="ro1">
          <table:table-cell table:style-name="ce6" office:value-type="string" table:number-columns-spanned="6" table:number-rows-spanned="1">
            <text:p>Kondensatoren, Bauform soweit nicht anders angegeben 0805 min 6V</text:p>
          </table:table-cell>
          <table:covered-table-cell table:number-columns-repeated="3"/>
          <table:covered-table-cell table:number-columns-repeated="2" table:style-name="ce12"/>
          <table:table-cell table:number-columns-repeated="4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C18</text:p>
          </table:table-cell>
          <table:table-cell table:style-name="ce8" office:value-type="string">
            <text:p>100nF</text:p>
          </table:table-cell>
          <table:table-cell table:style-name="ce8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4]*[.E4]" office:value-type="currency" office:currency="EUR" office:value="0.04879">
            <text:p>0,05 €</text:p>
          </table:table-cell>
          <table:table-cell table:style-name="ce17" office:value-type="string">
            <text:p>Bilex</text:p>
          </table:table-cell>
          <table:table-cell table:style-name="ce18" office:value-type="currency" office:currency="EUR" office:value="0.005">
            <text:p>0,005 €</text:p>
          </table:table-cell>
          <table:table-cell table:style-name="ce4" office:value-type="string">
            <text:p>Summe:</text:p>
          </table:table-cell>
          <table:table-cell table:style-name="ce9" table:formula="of:=SUM([.F2:.F1000])" office:value-type="currency" office:currency="EUR" office:value="136.5601">
            <text:p>136,56 €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C11</text:p>
          </table:table-cell>
          <table:table-cell table:style-name="ce8" office:value-type="string">
            <text:p>100nF</text:p>
          </table:table-cell>
          <table:table-cell table:style-name="ce8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5]*[.E5]" office:value-type="currency" office:currency="EUR" office:value="0.04879">
            <text:p>0,05 €</text:p>
          </table:table-cell>
          <table:table-cell table:style-name="ce17" office:value-type="string">
            <text:p>Bilex</text:p>
          </table:table-cell>
          <table:table-cell table:style-name="ce18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C_ATM1</text:p>
          </table:table-cell>
          <table:table-cell table:style-name="ce8" office:value-type="string">
            <text:p>100nF</text:p>
          </table:table-cell>
          <table:table-cell table:style-name="ce8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6]*[.E6]" office:value-type="currency" office:currency="EUR" office:value="0.04879">
            <text:p>0,05 €</text:p>
          </table:table-cell>
          <table:table-cell table:style-name="ce17" office:value-type="string">
            <text:p>Bilex</text:p>
          </table:table-cell>
          <table:table-cell table:style-name="ce18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C_ATM2</text:p>
          </table:table-cell>
          <table:table-cell table:style-name="ce8" office:value-type="string">
            <text:p>100nF</text:p>
          </table:table-cell>
          <table:table-cell table:style-name="ce8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7]*[.E7]" office:value-type="currency" office:currency="EUR" office:value="0.04879">
            <text:p>0,05 €</text:p>
          </table:table-cell>
          <table:table-cell table:style-name="ce17" office:value-type="string">
            <text:p>Bilex</text:p>
          </table:table-cell>
          <table:table-cell table:style-name="ce18" office:value-type="currency" office:currency="EUR" office:value="0.005">
            <text:p>0,005 €</text:p>
          </table:table-cell>
          <table:table-cell table:style-name="ce4" office:value-type="string">
            <text:p>Bilex</text:p>
          </table:table-cell>
          <table:table-cell table:style-name="ce18" table:formula="of:=SUM([.H1:.H1003])" office:value-type="currency" office:currency="EUR" office:value="122.99917">
            <text:p>122,999 €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C_ATMEGA</text:p>
          </table:table-cell>
          <table:table-cell table:style-name="ce8" office:value-type="string">
            <text:p>100nF</text:p>
          </table:table-cell>
          <table:table-cell table:style-name="ce8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8]*[.E8]" office:value-type="currency" office:currency="EUR" office:value="0.04879">
            <text:p>0,05 €</text:p>
          </table:table-cell>
          <table:table-cell table:style-name="ce17" office:value-type="string">
            <text:p>Bilex</text:p>
          </table:table-cell>
          <table:table-cell table:style-name="ce18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C_REF</text:p>
          </table:table-cell>
          <table:table-cell table:style-name="ce8" office:value-type="string">
            <text:p>100nF</text:p>
          </table:table-cell>
          <table:table-cell table:style-name="ce8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9]*[.E9]" office:value-type="currency" office:currency="EUR" office:value="0.04879">
            <text:p>0,05 €</text:p>
          </table:table-cell>
          <table:table-cell table:style-name="ce17" office:value-type="string">
            <text:p>Bilex</text:p>
          </table:table-cell>
          <table:table-cell table:style-name="ce18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C1</text:p>
          </table:table-cell>
          <table:table-cell table:style-name="ce8" office:value-type="string">
            <text:p>100nF</text:p>
          </table:table-cell>
          <table:table-cell table:style-name="ce8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0]*[.E10]" office:value-type="currency" office:currency="EUR" office:value="0.04879">
            <text:p>0,05 €</text:p>
          </table:table-cell>
          <table:table-cell table:style-name="ce17" office:value-type="string">
            <text:p>Bilex</text:p>
          </table:table-cell>
          <table:table-cell table:style-name="ce18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C12</text:p>
          </table:table-cell>
          <table:table-cell table:style-name="ce8" office:value-type="string">
            <text:p>100nF</text:p>
          </table:table-cell>
          <table:table-cell table:style-name="ce8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1]*[.E11]" office:value-type="currency" office:currency="EUR" office:value="0.04879">
            <text:p>0,05 €</text:p>
          </table:table-cell>
          <table:table-cell table:style-name="ce17" office:value-type="string">
            <text:p>Bilex</text:p>
          </table:table-cell>
          <table:table-cell table:style-name="ce18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C13</text:p>
          </table:table-cell>
          <table:table-cell table:style-name="ce8" office:value-type="string">
            <text:p>100nF</text:p>
          </table:table-cell>
          <table:table-cell table:style-name="ce8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2]*[.E12]" office:value-type="currency" office:currency="EUR" office:value="0.04879">
            <text:p>0,05 €</text:p>
          </table:table-cell>
          <table:table-cell table:style-name="ce17" office:value-type="string">
            <text:p>Bilex</text:p>
          </table:table-cell>
          <table:table-cell table:style-name="ce18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C19</text:p>
          </table:table-cell>
          <table:table-cell table:style-name="ce8" office:value-type="string">
            <text:p>100nF</text:p>
          </table:table-cell>
          <table:table-cell table:style-name="ce8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3]*[.E13]" office:value-type="currency" office:currency="EUR" office:value="0.04879">
            <text:p>0,05 €</text:p>
          </table:table-cell>
          <table:table-cell table:style-name="ce17" office:value-type="string">
            <text:p>Bilex</text:p>
          </table:table-cell>
          <table:table-cell table:style-name="ce18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C2</text:p>
          </table:table-cell>
          <table:table-cell table:style-name="ce8" office:value-type="string">
            <text:p>100nF</text:p>
          </table:table-cell>
          <table:table-cell table:style-name="ce8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4]*[.E14]" office:value-type="currency" office:currency="EUR" office:value="0.04879">
            <text:p>0,05 €</text:p>
          </table:table-cell>
          <table:table-cell table:style-name="ce17" office:value-type="string">
            <text:p>Bilex</text:p>
          </table:table-cell>
          <table:table-cell table:style-name="ce18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C3</text:p>
          </table:table-cell>
          <table:table-cell table:style-name="ce8" office:value-type="string">
            <text:p>100nF</text:p>
          </table:table-cell>
          <table:table-cell table:style-name="ce8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5]*[.E15]" office:value-type="currency" office:currency="EUR" office:value="0.04879">
            <text:p>0,05 €</text:p>
          </table:table-cell>
          <table:table-cell table:style-name="ce17" office:value-type="string">
            <text:p>Bilex</text:p>
          </table:table-cell>
          <table:table-cell table:style-name="ce18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C4</text:p>
          </table:table-cell>
          <table:table-cell table:style-name="ce8" office:value-type="string">
            <text:p>100nF</text:p>
          </table:table-cell>
          <table:table-cell table:style-name="ce8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6]*[.E16]" office:value-type="currency" office:currency="EUR" office:value="0.04879">
            <text:p>0,05 €</text:p>
          </table:table-cell>
          <table:table-cell table:style-name="ce17" office:value-type="string">
            <text:p>Bilex</text:p>
          </table:table-cell>
          <table:table-cell table:style-name="ce18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C5</text:p>
          </table:table-cell>
          <table:table-cell table:style-name="ce8" office:value-type="string">
            <text:p>100nF</text:p>
          </table:table-cell>
          <table:table-cell table:style-name="ce8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7]*[.E17]" office:value-type="currency" office:currency="EUR" office:value="0.04879">
            <text:p>0,05 €</text:p>
          </table:table-cell>
          <table:table-cell table:style-name="ce17" office:value-type="string">
            <text:p>Bilex</text:p>
          </table:table-cell>
          <table:table-cell table:style-name="ce18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C7</text:p>
          </table:table-cell>
          <table:table-cell table:style-name="ce8" office:value-type="string">
            <text:p>100nF</text:p>
          </table:table-cell>
          <table:table-cell table:style-name="ce8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8]*[.E18]" office:value-type="currency" office:currency="EUR" office:value="0.04879">
            <text:p>0,05 €</text:p>
          </table:table-cell>
          <table:table-cell table:style-name="ce17" office:value-type="string">
            <text:p>Bilex</text:p>
          </table:table-cell>
          <table:table-cell table:style-name="ce18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C8</text:p>
          </table:table-cell>
          <table:table-cell table:style-name="ce8" office:value-type="string">
            <text:p>100nF</text:p>
          </table:table-cell>
          <table:table-cell table:style-name="ce8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9]*[.E19]" office:value-type="currency" office:currency="EUR" office:value="0.04879">
            <text:p>0,05 €</text:p>
          </table:table-cell>
          <table:table-cell table:style-name="ce17" office:value-type="string">
            <text:p>Bilex</text:p>
          </table:table-cell>
          <table:table-cell table:style-name="ce18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C9</text:p>
          </table:table-cell>
          <table:table-cell table:style-name="ce8" office:value-type="string">
            <text:p>100nF</text:p>
          </table:table-cell>
          <table:table-cell table:style-name="ce8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20]*[.E20]" office:value-type="currency" office:currency="EUR" office:value="0.04879">
            <text:p>0,05 €</text:p>
          </table:table-cell>
          <table:table-cell table:style-name="ce17" office:value-type="string">
            <text:p>Bilex</text:p>
          </table:table-cell>
          <table:table-cell table:style-name="ce18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C10</text:p>
          </table:table-cell>
          <table:table-cell table:style-name="ce8" office:value-type="string">
            <text:p>10µF min 16V</text:p>
          </table:table-cell>
          <table:table-cell table:style-name="ce8" office:value-type="string">
            <text:p>http://de.mouser.com/ProductDetail/Murata/GRM21BR61C106KE15K/?qs=sGAEpiMZZMvQvaS66kI3Tl9EQMRZ6fPzkKUM4sL4Fwc%3d</text:p>
          </table:table-cell>
          <table:table-cell table:style-name="ce9" table:formula="of:=0.259*1.19" office:value-type="currency" office:currency="EUR" office:value="0.30821">
            <text:p>0,31 €</text:p>
          </table:table-cell>
          <table:table-cell table:style-name="ce9" table:formula="of:=[.A21]*[.E21]" office:value-type="currency" office:currency="EUR" office:value="0.30821">
            <text:p>0,31 €</text:p>
          </table:table-cell>
          <table:table-cell table:style-name="ce17" office:value-type="string">
            <text:p>Bilex</text:p>
          </table:table-cell>
          <table:table-cell table:style-name="ce18" office:value-type="currency" office:currency="EUR" office:value="0.24">
            <text:p>0,240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C6</text:p>
          </table:table-cell>
          <table:table-cell table:style-name="ce8" office:value-type="string">
            <text:p>10µF min 16V</text:p>
          </table:table-cell>
          <table:table-cell table:style-name="ce8" office:value-type="string">
            <text:p>http://de.mouser.com/ProductDetail/Murata/GRM21BR61C106KE15K/?qs=sGAEpiMZZMvQvaS66kI3Tl9EQMRZ6fPzkKUM4sL4Fwc%3d</text:p>
          </table:table-cell>
          <table:table-cell table:style-name="ce9" table:formula="of:=0.259*1.19" office:value-type="currency" office:currency="EUR" office:value="0.30821">
            <text:p>0,31 €</text:p>
          </table:table-cell>
          <table:table-cell table:style-name="ce9" table:formula="of:=[.A22]*[.E22]" office:value-type="currency" office:currency="EUR" office:value="0.30821">
            <text:p>0,31 €</text:p>
          </table:table-cell>
          <table:table-cell table:style-name="ce17" office:value-type="string">
            <text:p>Bilex</text:p>
          </table:table-cell>
          <table:table-cell table:style-name="ce18" office:value-type="currency" office:currency="EUR" office:value="0.24">
            <text:p>0,240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C_RC</text:p>
          </table:table-cell>
          <table:table-cell table:style-name="ce8" office:value-type="string">
            <text:p>2.7 nF min 16V</text:p>
          </table:table-cell>
          <table:table-cell table:style-name="ce8" office:value-type="string">
            <text:p>http://de.mouser.com/ProductDetail/Xicon/140-CC501B272K-RC/?qs=sGAEpiMZZMvQvaS66kI3TpuA%252bGlvkZdxKyNIt1w2H1I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23]*[.E23]" office:value-type="currency" office:currency="EUR" office:value="0.04165">
            <text:p>0,04 €</text:p>
          </table:table-cell>
          <table:table-cell/>
          <table:table-cell table:style-name="ce19" table:formula="of:=[.F23]" office:value-type="currency" office:currency="EUR" office:value="0.04165">
            <text:p>0,042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C_BT</text:p>
          </table:table-cell>
          <table:table-cell table:style-name="ce8" office:value-type="string">
            <text:p>220nF</text:p>
          </table:table-cell>
          <table:table-cell table:style-name="ce8" office:value-type="string">
            <text:p>http://de.mouser.com/ProductDetail/Kemet/C0805C224Z3VACTU/?qs=sGAEpiMZZMvQvaS66kI3TixMKQMu90H0UHvducvywxo%3d</text:p>
          </table:table-cell>
          <table:table-cell table:style-name="ce9" table:formula="of:=1.19*0.074" office:value-type="currency" office:currency="EUR" office:value="0.08806">
            <text:p>0,09 €</text:p>
          </table:table-cell>
          <table:table-cell table:style-name="ce9" table:formula="of:=[.A24]*[.E24]" office:value-type="currency" office:currency="EUR" office:value="0.08806">
            <text:p>0,09 €</text:p>
          </table:table-cell>
          <table:table-cell/>
          <table:table-cell table:style-name="ce19" table:formula="of:=[.F24]" office:value-type="currency" office:currency="EUR" office:value="0.08806">
            <text:p>0,088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C_QUA_1</text:p>
          </table:table-cell>
          <table:table-cell table:style-name="ce8" office:value-type="string">
            <text:p>22pF</text:p>
          </table:table-cell>
          <table:table-cell table:style-name="ce8" office:value-type="string">
            <text:p>http://de.mouser.com/ProductDetail/Xicon/140-CC501N220J-RC/?qs=sGAEpiMZZMvQvaS66kI3TgKhK8TKNbtYmKg4de0aUhE%3d</text:p>
          </table:table-cell>
          <table:table-cell table:style-name="ce9" table:formula="of:=1.19*0.053" office:value-type="currency" office:currency="EUR" office:value="0.06307">
            <text:p>0,06 €</text:p>
          </table:table-cell>
          <table:table-cell table:style-name="ce9" table:formula="of:=[.A25]*[.E25]" office:value-type="currency" office:currency="EUR" office:value="0.06307">
            <text:p>0,06 €</text:p>
          </table:table-cell>
          <table:table-cell table:style-name="ce17" office:value-type="string">
            <text:p>Bilex</text:p>
          </table:table-cell>
          <table:table-cell table:style-name="ce18" office:value-type="currency" office:currency="EUR" office:value="0.023">
            <text:p>0,02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C_QUA_2</text:p>
          </table:table-cell>
          <table:table-cell table:style-name="ce8" office:value-type="string">
            <text:p>22pF</text:p>
          </table:table-cell>
          <table:table-cell table:style-name="ce8" office:value-type="string">
            <text:p>http://de.mouser.com/ProductDetail/Xicon/140-CC501N220J-RC/?qs=sGAEpiMZZMvQvaS66kI3TgKhK8TKNbtYmKg4de0aUhE%3d</text:p>
          </table:table-cell>
          <table:table-cell table:style-name="ce9" table:formula="of:=1.19*0.053" office:value-type="currency" office:currency="EUR" office:value="0.06307">
            <text:p>0,06 €</text:p>
          </table:table-cell>
          <table:table-cell table:style-name="ce9" table:formula="of:=[.A26]*[.E26]" office:value-type="currency" office:currency="EUR" office:value="0.06307">
            <text:p>0,06 €</text:p>
          </table:table-cell>
          <table:table-cell table:style-name="ce17" office:value-type="string">
            <text:p>Bilex</text:p>
          </table:table-cell>
          <table:table-cell table:style-name="ce18" office:value-type="currency" office:currency="EUR" office:value="0.023">
            <text:p>0,02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C38</text:p>
          </table:table-cell>
          <table:table-cell table:style-name="ce8" office:value-type="string">
            <text:p>2µ2 min 25V</text:p>
          </table:table-cell>
          <table:table-cell table:style-name="ce8" office:value-type="string">
            <text:p>http://de.mouser.com/ProductDetail/Vishay-Vitramon/VJ0805V225ZXQTW1BC/?qs=sGAEpiMZZMvQvaS66kI3Tjx8j43oFrQZXbbwdE6Ld5k%3d</text:p>
          </table:table-cell>
          <table:table-cell table:style-name="ce9" table:formula="of:=1.19*0.124" office:value-type="currency" office:currency="EUR" office:value="0.14756">
            <text:p>0,15 €</text:p>
          </table:table-cell>
          <table:table-cell table:style-name="ce9" table:formula="of:=[.A27]*[.E27]" office:value-type="currency" office:currency="EUR" office:value="0.14756">
            <text:p>0,15 €</text:p>
          </table:table-cell>
          <table:table-cell/>
          <table:table-cell table:style-name="ce19" table:formula="of:=[.F27]" office:value-type="currency" office:currency="EUR" office:value="0.14756">
            <text:p>0,148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C39</text:p>
          </table:table-cell>
          <table:table-cell table:style-name="ce8" office:value-type="string">
            <text:p>2µ2 min 25V</text:p>
          </table:table-cell>
          <table:table-cell table:style-name="ce8" office:value-type="string">
            <text:p>http://de.mouser.com/ProductDetail/Vishay-Vitramon/VJ0805V225ZXQTW1BC/?qs=sGAEpiMZZMvQvaS66kI3Tjx8j43oFrQZXbbwdE6Ld5k%3d</text:p>
          </table:table-cell>
          <table:table-cell table:style-name="ce9" table:formula="of:=1.19*0.124" office:value-type="currency" office:currency="EUR" office:value="0.14756">
            <text:p>0,15 €</text:p>
          </table:table-cell>
          <table:table-cell table:style-name="ce9" table:formula="of:=[.A28]*[.E28]" office:value-type="currency" office:currency="EUR" office:value="0.14756">
            <text:p>0,15 €</text:p>
          </table:table-cell>
          <table:table-cell/>
          <table:table-cell table:style-name="ce19" table:formula="of:=[.F28]" office:value-type="currency" office:currency="EUR" office:value="0.14756">
            <text:p>0,148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C49</text:p>
          </table:table-cell>
          <table:table-cell table:style-name="ce8" office:value-type="string">
            <text:p>470µF, 8X13R Elko, min 16V</text:p>
          </table:table-cell>
          <table:table-cell table:style-name="ce8" office:value-type="string">
            <text:p>http://de.mouser.com/ProductDetail/Nichicon/UVR1C471MPD1TA/?qs=sGAEpiMZZMvwFf0viD3Y3UQjCBAmXhuzhOrVlQhrO20%3d</text:p>
          </table:table-cell>
          <table:table-cell table:style-name="ce9" table:formula="of:=1.19*0.061" office:value-type="currency" office:currency="EUR" office:value="0.07259">
            <text:p>0,07 €</text:p>
          </table:table-cell>
          <table:table-cell table:style-name="ce9" table:formula="of:=[.A29]*[.E29]" office:value-type="currency" office:currency="EUR" office:value="0.07259">
            <text:p>0,07 €</text:p>
          </table:table-cell>
          <table:table-cell table:style-name="ce17" office:value-type="string">
            <text:p>Bilex</text:p>
          </table:table-cell>
          <table:table-cell table:style-name="ce18" office:value-type="currency" office:currency="EUR" office:value="0.047">
            <text:p>0,047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C46</text:p>
          </table:table-cell>
          <table:table-cell table:style-name="ce8" office:value-type="string">
            <text:p>470µF, 8X13R Elko, min 16V</text:p>
          </table:table-cell>
          <table:table-cell table:style-name="ce8" office:value-type="string">
            <text:p>http://de.mouser.com/ProductDetail/Nichicon/UVR1C471MPD1TA/?qs=sGAEpiMZZMvwFf0viD3Y3UQjCBAmXhuzhOrVlQhrO20%3d</text:p>
          </table:table-cell>
          <table:table-cell table:style-name="ce9" table:formula="of:=1.19*0.061" office:value-type="currency" office:currency="EUR" office:value="0.07259">
            <text:p>0,07 €</text:p>
          </table:table-cell>
          <table:table-cell table:style-name="ce9" table:formula="of:=[.A30]*[.E30]" office:value-type="currency" office:currency="EUR" office:value="0.07259">
            <text:p>0,07 €</text:p>
          </table:table-cell>
          <table:table-cell table:style-name="ce17" office:value-type="string">
            <text:p>Bilex</text:p>
          </table:table-cell>
          <table:table-cell table:style-name="ce18" office:value-type="currency" office:currency="EUR" office:value="0.047">
            <text:p>0,047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C_QUA_3</text:p>
          </table:table-cell>
          <table:table-cell table:style-name="ce8" office:value-type="string">
            <text:p>82 pF</text:p>
          </table:table-cell>
          <table:table-cell table:style-name="ce8" office:value-type="string">
            <text:p>http://de.mouser.com/ProductDetail/Vishay-Vitramon/VJ0805A820KXAAC/?qs=sGAEpiMZZMvQvaS66kI3Tj6lqkfNYXY9ztGLUrkYrpg%3d</text:p>
          </table:table-cell>
          <table:table-cell table:style-name="ce9" table:formula="of:=1.19*0.05" office:value-type="currency" office:currency="EUR" office:value="0.0595">
            <text:p>0,06 €</text:p>
          </table:table-cell>
          <table:table-cell table:style-name="ce9" table:formula="of:=[.A31]*[.E30]" office:value-type="currency" office:currency="EUR" office:value="0.07259">
            <text:p>0,07 €</text:p>
          </table:table-cell>
          <table:table-cell/>
          <table:table-cell table:style-name="ce19" table:formula="of:=[.F31]" office:value-type="currency" office:currency="EUR" office:value="0.07259">
            <text:p>0,07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C14</text:p>
          </table:table-cell>
          <table:table-cell table:style-name="ce8" office:value-type="string">
            <text:p>820pF</text:p>
          </table:table-cell>
          <table:table-cell table:style-name="ce8" office:value-type="string">
            <text:p>http://de.mouser.com/ProductDetail/Murata/GRM216R71H821KA01D/?qs=sGAEpiMZZMvQvaS66kI3Tnh3JH5UIRAuDUwTLcK8XVM%3d</text:p>
          </table:table-cell>
          <table:table-cell table:style-name="ce9" table:formula="of:=1.19*0.124" office:value-type="currency" office:currency="EUR" office:value="0.14756">
            <text:p>0,15 €</text:p>
          </table:table-cell>
          <table:table-cell table:style-name="ce9" table:formula="of:=[.A32]*[.E32]" office:value-type="currency" office:currency="EUR" office:value="0.14756">
            <text:p>0,15 €</text:p>
          </table:table-cell>
          <table:table-cell/>
          <table:table-cell table:style-name="ce19" table:formula="of:=[.F32]" office:value-type="currency" office:currency="EUR" office:value="0.14756">
            <text:p>0,148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C15</text:p>
          </table:table-cell>
          <table:table-cell table:style-name="ce8" office:value-type="string">
            <text:p>820pF</text:p>
          </table:table-cell>
          <table:table-cell table:style-name="ce8" office:value-type="string">
            <text:p>http://de.mouser.com/ProductDetail/Murata/GRM216R71H821KA01D/?qs=sGAEpiMZZMvQvaS66kI3Tnh3JH5UIRAuDUwTLcK8XVM%3d</text:p>
          </table:table-cell>
          <table:table-cell table:style-name="ce9" table:formula="of:=1.19*0.124" office:value-type="currency" office:currency="EUR" office:value="0.14756">
            <text:p>0,15 €</text:p>
          </table:table-cell>
          <table:table-cell table:style-name="ce9" table:formula="of:=[.A33]*[.E33]" office:value-type="currency" office:currency="EUR" office:value="0.14756">
            <text:p>0,15 €</text:p>
          </table:table-cell>
          <table:table-cell/>
          <table:table-cell table:style-name="ce19" table:formula="of:=[.F33]" office:value-type="currency" office:currency="EUR" office:value="0.14756">
            <text:p>0,148 €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ce12"/>
          <table:table-cell table:number-columns-repeated="4"/>
        </table:table-row>
        <table:table-row table:style-name="ro1">
          <table:table-cell table:style-name="ce6" office:value-type="string" table:number-columns-spanned="6" table:number-rows-spanned="1">
            <text:p>Widerstände, Bauform soweit nicht anders angegeben 0805 <text:s/>0.1W, 5%</text:p>
          </table:table-cell>
          <table:covered-table-cell table:style-name="ce5"/>
          <table:covered-table-cell table:number-columns-repeated="3"/>
          <table:covered-table-cell table:style-name="ce12"/>
          <table:table-cell table:number-columns-repeated="4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38</text:p>
          </table:table-cell>
          <table:table-cell table:style-name="ce10" office:value-type="float" office:value="0">
            <text:p>0</text:p>
          </table:table-cell>
          <table:table-cell table:style-name="ce8" office:value-type="string">
            <text:p>http://de.mouser.com/ProductDetail/Vishay-Dale/CRCW08050000Z0EA/?qs=sGAEpiMZZMvdGkrng054t9YoKDts9whpdD7cazBrJxs%3d</text:p>
          </table:table-cell>
          <table:table-cell table:style-name="ce9" table:formula="of:=0.058*1.19" office:value-type="currency" office:currency="EUR" office:value="0.06902">
            <text:p>0,07 €</text:p>
          </table:table-cell>
          <table:table-cell table:style-name="ce9" table:formula="of:=[.A37]*[.E37]" office:value-type="currency" office:currency="EUR" office:value="0.06902">
            <text:p>0,07 €</text:p>
          </table:table-cell>
          <table:table-cell table:style-name="ce17" office:value-type="string">
            <text:p>Bilex</text:p>
          </table:table-cell>
          <table:table-cell table:style-name="ce18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3</text:p>
          </table:table-cell>
          <table:table-cell table:style-name="ce10" office:value-type="float" office:value="10">
            <text:p>10</text:p>
          </table:table-cell>
          <table:table-cell table:style-name="ce8" office:value-type="string">
            <text:p>http://de.mouser.com/ProductDetail/Panasonic-Electronic-Components/ERJ-6GEYJ100V/?qs=sGAEpiMZZMvdGkrng054tw5%2fFYq5P%2fDo2SI8mXJB1oo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38]*[.E38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13</text:p>
          </table:table-cell>
          <table:table-cell table:style-name="ce10" office:value-type="float" office:value="90">
            <text:p>90</text:p>
          </table:table-cell>
          <table:table-cell table:style-name="ce8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39]*[.E39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14</text:p>
          </table:table-cell>
          <table:table-cell table:style-name="ce10" office:value-type="float" office:value="90">
            <text:p>90</text:p>
          </table:table-cell>
          <table:table-cell table:style-name="ce8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0]*[.E40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19</text:p>
          </table:table-cell>
          <table:table-cell table:style-name="ce10" office:value-type="float" office:value="90">
            <text:p>90</text:p>
          </table:table-cell>
          <table:table-cell table:style-name="ce8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1]*[.E41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20</text:p>
          </table:table-cell>
          <table:table-cell table:style-name="ce10" office:value-type="float" office:value="90">
            <text:p>90</text:p>
          </table:table-cell>
          <table:table-cell table:style-name="ce8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2]*[.E42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22</text:p>
          </table:table-cell>
          <table:table-cell table:style-name="ce10" office:value-type="float" office:value="90">
            <text:p>90</text:p>
          </table:table-cell>
          <table:table-cell table:style-name="ce8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3]*[.E43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23</text:p>
          </table:table-cell>
          <table:table-cell table:style-name="ce10" office:value-type="float" office:value="90">
            <text:p>90</text:p>
          </table:table-cell>
          <table:table-cell table:style-name="ce8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4]*[.E44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25</text:p>
          </table:table-cell>
          <table:table-cell table:style-name="ce10" office:value-type="float" office:value="90">
            <text:p>90</text:p>
          </table:table-cell>
          <table:table-cell table:style-name="ce8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5]*[.E45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26</text:p>
          </table:table-cell>
          <table:table-cell table:style-name="ce10" office:value-type="float" office:value="90">
            <text:p>90</text:p>
          </table:table-cell>
          <table:table-cell table:style-name="ce8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6]*[.E46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30</text:p>
          </table:table-cell>
          <table:table-cell table:style-name="ce10" office:value-type="float" office:value="90">
            <text:p>90</text:p>
          </table:table-cell>
          <table:table-cell table:style-name="ce8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7]*[.E47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31</text:p>
          </table:table-cell>
          <table:table-cell table:style-name="ce10" office:value-type="float" office:value="90">
            <text:p>90</text:p>
          </table:table-cell>
          <table:table-cell table:style-name="ce8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8]*[.E48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33</text:p>
          </table:table-cell>
          <table:table-cell table:style-name="ce10" office:value-type="float" office:value="90">
            <text:p>90</text:p>
          </table:table-cell>
          <table:table-cell table:style-name="ce8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9]*[.E49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34</text:p>
          </table:table-cell>
          <table:table-cell table:style-name="ce10" office:value-type="float" office:value="90">
            <text:p>90</text:p>
          </table:table-cell>
          <table:table-cell table:style-name="ce8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0]*[.E50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36</text:p>
          </table:table-cell>
          <table:table-cell table:style-name="ce10" office:value-type="float" office:value="90">
            <text:p>90</text:p>
          </table:table-cell>
          <table:table-cell table:style-name="ce8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1]*[.E51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37</text:p>
          </table:table-cell>
          <table:table-cell table:style-name="ce10" office:value-type="float" office:value="90">
            <text:p>90</text:p>
          </table:table-cell>
          <table:table-cell table:style-name="ce8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2]*[.E52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12</text:p>
          </table:table-cell>
          <table:table-cell table:style-name="ce10" office:value-type="float" office:value="100">
            <text:p>100</text:p>
          </table:table-cell>
          <table:table-cell table:style-name="ce8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3]*[.E53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18</text:p>
          </table:table-cell>
          <table:table-cell table:style-name="ce10" office:value-type="float" office:value="100">
            <text:p>100</text:p>
          </table:table-cell>
          <table:table-cell table:style-name="ce8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4]*[.E54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21</text:p>
          </table:table-cell>
          <table:table-cell table:style-name="ce10" office:value-type="float" office:value="100">
            <text:p>100</text:p>
          </table:table-cell>
          <table:table-cell table:style-name="ce8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5]*[.E55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24</text:p>
          </table:table-cell>
          <table:table-cell table:style-name="ce10" office:value-type="float" office:value="100">
            <text:p>100</text:p>
          </table:table-cell>
          <table:table-cell table:style-name="ce8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6]*[.E56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29</text:p>
          </table:table-cell>
          <table:table-cell table:style-name="ce10" office:value-type="float" office:value="100">
            <text:p>100</text:p>
          </table:table-cell>
          <table:table-cell table:style-name="ce8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7]*[.E57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32</text:p>
          </table:table-cell>
          <table:table-cell table:style-name="ce10" office:value-type="float" office:value="100">
            <text:p>100</text:p>
          </table:table-cell>
          <table:table-cell table:style-name="ce8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8]*[.E58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35</text:p>
          </table:table-cell>
          <table:table-cell table:style-name="ce10" office:value-type="float" office:value="100">
            <text:p>100</text:p>
          </table:table-cell>
          <table:table-cell table:style-name="ce8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9]*[.E59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8" office:value-type="string">
            <text:p>R_OIL_V_DIV_2</text:p>
          </table:table-cell>
          <table:table-cell table:style-name="ce10" office:value-type="string">
            <text:p>220 <text:span text:style-name="T1">&gt;0,25W</text:span></text:p>
          </table:table-cell>
          <table:table-cell table:style-name="ce8" office:value-type="string">
            <text:p>http://de.mouser.com/ProductDetail/Panasonic-Electronic-Components/ERJ-6GEYJ221V/?qs=sGAEpiMZZMvdGkrng054t6PUNRkOMB0WbfiCEKhKRe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60]*[.E60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_CNT</text:p>
          </table:table-cell>
          <table:table-cell table:style-name="ce10" office:value-type="float" office:value="220">
            <text:p>220</text:p>
          </table:table-cell>
          <table:table-cell table:style-name="ce8" office:value-type="string">
            <text:p>http://de.mouser.com/ProductDetail/Panasonic-Electronic-Components/ERJ-6GEYJ221V/?qs=sGAEpiMZZMvdGkrng054t6PUNRkOMB0WbfiCEKhKRe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61]*[.E61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_DATA</text:p>
          </table:table-cell>
          <table:table-cell table:style-name="ce10" office:value-type="float" office:value="220">
            <text:p>220</text:p>
          </table:table-cell>
          <table:table-cell table:style-name="ce8" office:value-type="string">
            <text:p>http://de.mouser.com/ProductDetail/Panasonic-Electronic-Components/ERJ-6GEYJ221V/?qs=sGAEpiMZZMvdGkrng054t6PUNRkOMB0WbfiCEKhKRe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62]*[.E62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1</text:p>
          </table:table-cell>
          <table:table-cell table:style-name="ce10" office:value-type="float" office:value="250">
            <text:p>250</text:p>
          </table:table-cell>
          <table:table-cell table:style-name="ce8" office:value-type="string">
            <text:p>http://de.mouser.com/ProductDetail/Xicon/292-249-RC/?qs=sGAEpiMZZMvdGkrng054t8lOJXaSLISFFwi5ZLlg6ow%3d</text:p>
          </table:table-cell>
          <table:table-cell table:style-name="ce9" table:formula="of:=1.19* 0.035" office:value-type="currency" office:currency="EUR" office:value="0.04165">
            <text:p>0,04 €</text:p>
          </table:table-cell>
          <table:table-cell table:style-name="ce9" table:formula="of:=[.A63]*[.E63]" office:value-type="currency" office:currency="EUR" office:value="0.04165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4</text:p>
          </table:table-cell>
          <table:table-cell table:style-name="ce11" office:value-type="float" office:value="250">
            <text:p>250</text:p>
          </table:table-cell>
          <table:table-cell table:style-name="ce8" office:value-type="string">
            <text:p>http://de.mouser.com/ProductDetail/Xicon/292-249-RC/?qs=sGAEpiMZZMvdGkrng054t8lOJXaSLISFFwi5ZLlg6ow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64]*[.E64]" office:value-type="currency" office:currency="EUR" office:value="0.04165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7</text:p>
          </table:table-cell>
          <table:table-cell table:style-name="ce11" office:value-type="float" office:value="310">
            <text:p>310</text:p>
          </table:table-cell>
          <table:table-cell table:style-name="ce8" office:value-type="string">
            <text:p>http://de.mouser.com/ProductDetail/Xicon/292-309-RC/?qs=sGAEpiMZZMvdGkrng054t8lOJXaSLISFuEq9C%252bagP5s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65]*[.E65]" office:value-type="currency" office:currency="EUR" office:value="0.04165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8</text:p>
          </table:table-cell>
          <table:table-cell table:style-name="ce11" office:value-type="float" office:value="310">
            <text:p>310</text:p>
          </table:table-cell>
          <table:table-cell table:style-name="ce8" office:value-type="string">
            <text:p>http://de.mouser.com/ProductDetail/Xicon/292-309-RC/?qs=sGAEpiMZZMvdGkrng054t8lOJXaSLISFuEq9C%252bagP5s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66]*[.E66]" office:value-type="currency" office:currency="EUR" office:value="0.04165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6</text:p>
          </table:table-cell>
          <table:table-cell table:style-name="ce11" office:value-type="float" office:value="490">
            <text:p>490</text:p>
          </table:table-cell>
          <table:table-cell table:style-name="ce8" office:value-type="string">
            <text:p>http://de.mouser.com/ProductDetail/Xicon/292-487-RC/?qs=sGAEpiMZZMvdGkrng054t9f8DIwRY5FXaVoOdNBj%2fmg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67]*[.E67]" office:value-type="currency" office:currency="EUR" office:value="0.04165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27</text:p>
          </table:table-cell>
          <table:table-cell table:style-name="ce11" office:value-type="float" office:value="560">
            <text:p>560</text:p>
          </table:table-cell>
          <table:table-cell table:style-name="ce8" office:value-type="string">
            <text:p>http://de.mouser.com/ProductDetail/Panasonic-Electronic-Components/ERJ-6GEYJ561V/?qs=sGAEpiMZZMvdGkrng054tx7%2f6%252bNA3LAJXSxOhGNhnis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68]*[.E68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5</text:p>
          </table:table-cell>
          <table:table-cell table:style-name="ce11" office:value-type="float" office:value="565">
            <text:p>565</text:p>
          </table:table-cell>
          <table:table-cell table:style-name="ce8" office:value-type="string">
            <text:p>http://de.mouser.com/ProductDetail/Xicon/292-562-RC/?qs=sGAEpiMZZMvdGkrng054t0gHKpn%2fdT0BZMbL1vl8eaA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69]*[.E69]" office:value-type="currency" office:currency="EUR" office:value="0.04165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41</text:p>
          </table:table-cell>
          <table:table-cell table:style-name="ce11" office:value-type="string">
            <text:p>1,2k</text:p>
          </table:table-cell>
          <table:table-cell table:style-name="ce8" office:value-type="string">
            <text:p>http://de.mouser.com/ProductDetail/Panasonic-Electronic-Components/ERJ-6GEYJ122V/?qs=sGAEpiMZZMvdGkrng054tx7%2f6%252bNA3LAJa1neVUN%252bHs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0]*[.E70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X_H</text:p>
          </table:table-cell>
          <table:table-cell table:style-name="ce11" office:value-type="string">
            <text:p>1,2k</text:p>
          </table:table-cell>
          <table:table-cell table:style-name="ce8" office:value-type="string">
            <text:p>http://de.mouser.com/ProductDetail/Panasonic-Electronic-Components/ERJ-6GEYJ122V/?qs=sGAEpiMZZMvdGkrng054tx7%2f6%252bNA3LAJa1neVUN%252bHs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1]*[.E71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_SCK_H</text:p>
          </table:table-cell>
          <table:table-cell table:style-name="ce11" office:value-type="string">
            <text:p>1,2k</text:p>
          </table:table-cell>
          <table:table-cell table:style-name="ce8" office:value-type="string">
            <text:p>http://de.mouser.com/ProductDetail/Panasonic-Electronic-Components/ERJ-6GEYJ122V/?qs=sGAEpiMZZMvdGkrng054tx7%2f6%252bNA3LAJa1neVUN%252bHs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2]*[.E72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_CS_H</text:p>
          </table:table-cell>
          <table:table-cell table:style-name="ce11" office:value-type="string">
            <text:p>1,2k</text:p>
          </table:table-cell>
          <table:table-cell table:style-name="ce8" office:value-type="string">
            <text:p>http://de.mouser.com/ProductDetail/Panasonic-Electronic-Components/ERJ-6GEYJ122V/?qs=sGAEpiMZZMvdGkrng054tx7%2f6%252bNA3LAJa1neVUN%252bHs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3]*[.E73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_DI_H</text:p>
          </table:table-cell>
          <table:table-cell table:style-name="ce11" office:value-type="string">
            <text:p>1,2k</text:p>
          </table:table-cell>
          <table:table-cell table:style-name="ce8" office:value-type="string">
            <text:p>http://de.mouser.com/ProductDetail/Panasonic-Electronic-Components/ERJ-6GEYJ122V/?qs=sGAEpiMZZMvdGkrng054tx7%2f6%252bNA3LAJa1neVUN%252bHs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4]*[.E74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2</text:p>
          </table:table-cell>
          <table:table-cell table:style-name="ce11" office:value-type="string">
            <text:p>10k</text:p>
          </table:table-cell>
          <table:table-cell table:style-name="ce8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5]*[.E75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9</text:p>
          </table:table-cell>
          <table:table-cell table:style-name="ce11" office:value-type="string">
            <text:p>10k</text:p>
          </table:table-cell>
          <table:table-cell table:style-name="ce8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6]*[.E76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_SCL_UP</text:p>
          </table:table-cell>
          <table:table-cell table:style-name="ce11" office:value-type="string">
            <text:p>10k</text:p>
          </table:table-cell>
          <table:table-cell table:style-name="ce8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7]*[.E77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_SDA_UP</text:p>
          </table:table-cell>
          <table:table-cell table:style-name="ce11" office:value-type="string">
            <text:p>10k</text:p>
          </table:table-cell>
          <table:table-cell table:style-name="ce8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8]*[.E78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_V_REF_L</text:p>
          </table:table-cell>
          <table:table-cell table:style-name="ce11" office:value-type="string">
            <text:p>10k</text:p>
          </table:table-cell>
          <table:table-cell table:style-name="ce8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9]*[.E79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_SD_PWR_UP</text:p>
          </table:table-cell>
          <table:table-cell table:style-name="ce11" office:value-type="string">
            <text:p>10k</text:p>
          </table:table-cell>
          <table:table-cell table:style-name="ce8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80]*[.E80]" office:value-type="currency" office:currency="EUR" office:value="0.04165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S1</text:p>
          </table:table-cell>
          <table:table-cell table:style-name="ce11" office:value-type="float" office:value="15.5">
            <text:p>15,5</text:p>
          </table:table-cell>
          <table:table-cell table:style-name="ce8" office:value-type="string">
            <text:p>http://de.mouser.com/ProductDetail/Xicon/292-154-RC/?qs=sGAEpiMZZMvdGkrng054txGVewebegqmFjOwg5f9Wbg%3d</text:p>
          </table:table-cell>
          <table:table-cell table:style-name="ce9" table:formula="of:=1.19* 0.035" office:value-type="currency" office:currency="EUR" office:value="0.04165">
            <text:p>0,04 €</text:p>
          </table:table-cell>
          <table:table-cell table:style-name="ce9" table:formula="of:=[.A81]*[.E81]" office:value-type="currency" office:currency="EUR" office:value="0.04165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S2</text:p>
          </table:table-cell>
          <table:table-cell table:style-name="ce11" office:value-type="float" office:value="15.5">
            <text:p>15,5</text:p>
          </table:table-cell>
          <table:table-cell table:style-name="ce8" office:value-type="string">
            <text:p>http://de.mouser.com/ProductDetail/Xicon/292-154-RC/?qs=sGAEpiMZZMvdGkrng054txGVewebegqmFjOwg5f9Wbg%3d</text:p>
          </table:table-cell>
          <table:table-cell table:style-name="ce9" table:formula="of:=1.19* 0.035" office:value-type="currency" office:currency="EUR" office:value="0.04165">
            <text:p>0,04 €</text:p>
          </table:table-cell>
          <table:table-cell table:style-name="ce9" table:formula="of:=[.A82]*[.E82]" office:value-type="currency" office:currency="EUR" office:value="0.04165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15</text:p>
          </table:table-cell>
          <table:table-cell table:style-name="ce11" office:value-type="string">
            <text:p>1k</text:p>
          </table:table-cell>
          <table:table-cell table:style-name="ce8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3]*[.E83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16</text:p>
          </table:table-cell>
          <table:table-cell table:style-name="ce11" office:value-type="string">
            <text:p>1k</text:p>
          </table:table-cell>
          <table:table-cell table:style-name="ce8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4]*[.E84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17</text:p>
          </table:table-cell>
          <table:table-cell table:style-name="ce11" office:value-type="string">
            <text:p>1k</text:p>
          </table:table-cell>
          <table:table-cell table:style-name="ce8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5]*[.E85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_LED_5V</text:p>
          </table:table-cell>
          <table:table-cell table:style-name="ce11" office:value-type="string">
            <text:p>1k</text:p>
          </table:table-cell>
          <table:table-cell table:style-name="ce8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6]*[.E86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28</text:p>
          </table:table-cell>
          <table:table-cell table:style-name="ce11" office:value-type="string">
            <text:p>1k </text:p>
          </table:table-cell>
          <table:table-cell table:style-name="ce8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7]*[.E87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_TEMP_ALERT</text:p>
          </table:table-cell>
          <table:table-cell table:style-name="ce11" office:value-type="string">
            <text:p>1k </text:p>
          </table:table-cell>
          <table:table-cell table:style-name="ce8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8]*[.E88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_V_LOW</text:p>
          </table:table-cell>
          <table:table-cell table:style-name="ce11" office:value-type="string">
            <text:p>1k </text:p>
          </table:table-cell>
          <table:table-cell table:style-name="ce8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9]*[.E89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_EC_L1</text:p>
          </table:table-cell>
          <table:table-cell table:style-name="ce11" office:value-type="string">
            <text:p>1k </text:p>
          </table:table-cell>
          <table:table-cell table:style-name="ce8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0]*[.E90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_EC_L2</text:p>
          </table:table-cell>
          <table:table-cell table:style-name="ce11" office:value-type="string">
            <text:p>1k </text:p>
          </table:table-cell>
          <table:table-cell table:style-name="ce8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1]*[.E91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40</text:p>
          </table:table-cell>
          <table:table-cell table:style-name="ce11" office:value-type="string">
            <text:p>2,7k</text:p>
          </table:table-cell>
          <table:table-cell table:style-name="ce8" office:value-type="string">
            <text:p>http://de.mouser.com/ProductDetail/Panasonic-Electronic-Components/ERJ-6GEYJ272V/?qs=sGAEpiMZZMvdGkrng054tw5%2fFYq5P%2fDoW8nEBucUt6A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2]*[.E92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X_L</text:p>
          </table:table-cell>
          <table:table-cell table:style-name="ce11" office:value-type="string">
            <text:p>2,7k</text:p>
          </table:table-cell>
          <table:table-cell table:style-name="ce8" office:value-type="string">
            <text:p>http://de.mouser.com/ProductDetail/Panasonic-Electronic-Components/ERJ-6GEYJ272V/?qs=sGAEpiMZZMvdGkrng054tw5%2fFYq5P%2fDoW8nEBucUt6A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3]*[.E93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_SCK_L</text:p>
          </table:table-cell>
          <table:table-cell table:style-name="ce11" office:value-type="string">
            <text:p>2,7k</text:p>
          </table:table-cell>
          <table:table-cell table:style-name="ce8" office:value-type="string">
            <text:p>http://de.mouser.com/ProductDetail/Panasonic-Electronic-Components/ERJ-6GEYJ272V/?qs=sGAEpiMZZMvdGkrng054tw5%2fFYq5P%2fDoW8nEBucUt6A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4]*[.E94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_CS_L</text:p>
          </table:table-cell>
          <table:table-cell table:style-name="ce11" office:value-type="string">
            <text:p>2,7k</text:p>
          </table:table-cell>
          <table:table-cell table:style-name="ce8" office:value-type="string">
            <text:p>http://de.mouser.com/ProductDetail/Panasonic-Electronic-Components/ERJ-6GEYJ272V/?qs=sGAEpiMZZMvdGkrng054tw5%2fFYq5P%2fDoW8nEBucUt6A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5]*[.E95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_DI_L</text:p>
          </table:table-cell>
          <table:table-cell table:style-name="ce11" office:value-type="string">
            <text:p>2,7k</text:p>
          </table:table-cell>
          <table:table-cell table:style-name="ce8" office:value-type="string">
            <text:p>http://de.mouser.com/ProductDetail/Panasonic-Electronic-Components/ERJ-6GEYJ272V/?qs=sGAEpiMZZMvdGkrng054tw5%2fFYq5P%2fDoW8nEBucUt6A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6]*[.E96]" office:value-type="currency" office:currency="EUR" office:value="0.0392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_V_HIGH</text:p>
          </table:table-cell>
          <table:table-cell table:style-name="ce11" office:value-type="string">
            <text:p>2k </text:p>
          </table:table-cell>
          <table:table-cell table:style-name="ce8" office:value-type="string">
            <text:p>http://de.mouser.com/ProductDetail/Panasonic-Electronic-Components/ERJ-6GEYJ202V/?qs=sGAEpiMZZMvdGkrng054tw5%2fFYq5P%2fDodVu%2fzXiSmxQ%3d</text:p>
          </table:table-cell>
          <table:table-cell table:style-name="ce9" table:formula="of:=1.19*0.03" office:value-type="currency" office:currency="EUR" office:value="0.0357">
            <text:p>0,04 €</text:p>
          </table:table-cell>
          <table:table-cell table:style-name="ce9" table:formula="of:=[.A97]*[.E97]" office:value-type="currency" office:currency="EUR" office:value="0.0357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10</text:p>
          </table:table-cell>
          <table:table-cell table:style-name="ce11" office:value-type="string">
            <text:p>5k</text:p>
          </table:table-cell>
          <table:table-cell table:style-name="ce8" office:value-type="string">
            <text:p>http://de.mouser.com/ProductDetail/Vishay-Dale/CRCW08055K00FKTA/?qs=sGAEpiMZZMvdGkrng054t2N1eCmSkoHlzYZIOhJ6Kfc%3d</text:p>
          </table:table-cell>
          <table:table-cell table:style-name="ce9" table:formula="of:=1.19*0.066" office:value-type="currency" office:currency="EUR" office:value="0.07854">
            <text:p>0,08 €</text:p>
          </table:table-cell>
          <table:table-cell table:style-name="ce9" table:formula="of:=[.A98]*[.E98]" office:value-type="currency" office:currency="EUR" office:value="0.07854">
            <text:p>0,08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_DZ_DIV1</text:p>
          </table:table-cell>
          <table:table-cell table:style-name="ce11" office:value-type="string">
            <text:p>5k</text:p>
          </table:table-cell>
          <table:table-cell table:style-name="ce8" office:value-type="string">
            <text:p>http://de.mouser.com/ProductDetail/Vishay-Dale/CRCW08055K00FKTA/?qs=sGAEpiMZZMvdGkrng054t2N1eCmSkoHlzYZIOhJ6Kfc%3d</text:p>
          </table:table-cell>
          <table:table-cell table:style-name="ce9" table:formula="of:=1.19*0.066" office:value-type="currency" office:currency="EUR" office:value="0.07854">
            <text:p>0,08 €</text:p>
          </table:table-cell>
          <table:table-cell table:style-name="ce9" table:formula="of:=[.A99]*[.E99]" office:value-type="currency" office:currency="EUR" office:value="0.07854">
            <text:p>0,08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_EXT4</text:p>
          </table:table-cell>
          <table:table-cell table:style-name="ce11" office:value-type="string">
            <text:p>5k</text:p>
          </table:table-cell>
          <table:table-cell table:style-name="ce8" office:value-type="string">
            <text:p>http://de.mouser.com/ProductDetail/Vishay-Dale/CRCW08055K00FKTA/?qs=sGAEpiMZZMvdGkrng054t2N1eCmSkoHlzYZIOhJ6Kfc%3d</text:p>
          </table:table-cell>
          <table:table-cell table:style-name="ce9" table:formula="of:=1.19*0.066" office:value-type="currency" office:currency="EUR" office:value="0.07854">
            <text:p>0,08 €</text:p>
          </table:table-cell>
          <table:table-cell table:style-name="ce9" table:formula="of:=[.A100]*[.E100]" office:value-type="currency" office:currency="EUR" office:value="0.07854">
            <text:p>0,08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11</text:p>
          </table:table-cell>
          <table:table-cell table:style-name="ce11" office:value-type="string">
            <text:p>7k</text:p>
          </table:table-cell>
          <table:table-cell table:style-name="ce8" office:value-type="string">
            <text:p>http://de.mouser.com/ProductDetail/Xicon/292-715K-RC/?qs=sGAEpiMZZMvdGkrng054t9D9J%252biYiwNK1lLJgstsq4w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101]*[.E101]" office:value-type="currency" office:currency="EUR" office:value="0.04165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_V_REF_H</text:p>
          </table:table-cell>
          <table:table-cell table:style-name="ce11" office:value-type="string">
            <text:p>82k</text:p>
          </table:table-cell>
          <table:table-cell table:style-name="ce8" office:value-type="string">
            <text:p>http://de.mouser.com/ProductDetail/Xicon/260-82K-RC/?qs=sGAEpiMZZMvdGkrng054t2K7laNvUZ0%252bVYe6BQbVD2o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102]*[.E102]" office:value-type="currency" office:currency="EUR" office:value="0.04165">
            <text:p>0,04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8" office:value-type="string">
            <text:p>R_RC</text:p>
          </table:table-cell>
          <table:table-cell table:style-name="ce11" office:value-type="string">
            <text:p>20k <text:s/><text:span text:style-name="T1">1%</text:span></text:p>
          </table:table-cell>
          <table:table-cell table:style-name="ce8" office:value-type="string">
            <text:p>http://de.mouser.com/ProductDetail/Bourns/CR0805-FX-2002ELF/?qs=sGAEpiMZZMvdGkrng054t3VembYjER8we0smGMhv9LA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03]*[.E103]" office:value-type="currency" office:currency="EUR" office:value="0.04879">
            <text:p>0,05 €</text:p>
          </table:table-cell>
          <table:table-cell table:style-name="ce17" office:value-type="string">
            <text:p>Bilex</text:p>
          </table:table-cell>
          <table:table-cell table:style-name="ce18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42</text:p>
          </table:table-cell>
          <table:table-cell table:style-name="ce11" office:value-type="string">
            <text:p>n.B.</text:p>
          </table:table-cell>
          <table:table-cell table:style-name="ce12" table:number-columns-repeated="3"/>
          <table:table-cell table:number-columns-repeated="4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39</text:p>
          </table:table-cell>
          <table:table-cell table:style-name="ce8" office:value-type="string">
            <text:p>n.b.</text:p>
          </table:table-cell>
          <table:table-cell table:style-name="ce12" table:number-columns-repeated="2"/>
          <table:table-cell table:number-columns-repeated="5"/>
        </table:table-row>
        <table:table-row table:style-name="ro1" table:number-rows-repeated="2">
          <table:table-cell table:number-columns-repeated="5"/>
          <table:table-cell table:style-name="ce12"/>
          <table:table-cell table:number-columns-repeated="4"/>
        </table:table-row>
        <table:table-row table:style-name="ro1">
          <table:table-cell table:style-name="ce6" office:value-type="string" table:number-columns-spanned="6" table:number-rows-spanned="1">
            <text:p>LEDs, Bauform soweit nicht anders angegeben 0805 </text:p>
          </table:table-cell>
          <table:covered-table-cell table:number-columns-repeated="4"/>
          <table:covered-table-cell table:style-name="ce12"/>
          <table:table-cell table:number-columns-repeated="4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D3</text:p>
          </table:table-cell>
          <table:table-cell table:style-name="ce8" office:value-type="string">
            <text:p>LED 1.7V 20mA Red</text:p>
          </table:table-cell>
          <table:table-cell table:style-name="ce8" office:value-type="string">
            <text:p>https://de.mouser.com/Search/ProductDetail.aspx?R=598-8110-107Fvirtualkey64500000virtualkey645-598-8110-107F</text:p>
          </table:table-cell>
          <table:table-cell table:style-name="ce9" table:formula="of:=1.19*0.083" office:value-type="currency" office:currency="EUR" office:value="0.09877">
            <text:p>0,10 €</text:p>
          </table:table-cell>
          <table:table-cell table:style-name="ce9" table:formula="of:=[.A109]*[.E109]" office:value-type="currency" office:currency="EUR" office:value="0.09877">
            <text:p>0,10 €</text:p>
          </table:table-cell>
          <table:table-cell table:style-name="ce17" office:value-type="string">
            <text:p>Bilex</text:p>
          </table:table-cell>
          <table:table-cell table:style-name="ce18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D4</text:p>
          </table:table-cell>
          <table:table-cell table:style-name="ce8" office:value-type="string">
            <text:p>LED 1.7V 20mA Red</text:p>
          </table:table-cell>
          <table:table-cell table:style-name="ce8" office:value-type="string">
            <text:p>https://de.mouser.com/Search/ProductDetail.aspx?R=598-8110-107Fvirtualkey64500000virtualkey645-598-8110-107F</text:p>
          </table:table-cell>
          <table:table-cell table:style-name="ce9" table:formula="of:=1.19*0.083" office:value-type="currency" office:currency="EUR" office:value="0.09877">
            <text:p>0,10 €</text:p>
          </table:table-cell>
          <table:table-cell table:style-name="ce9" table:formula="of:=[.A110]*[.E110]" office:value-type="currency" office:currency="EUR" office:value="0.09877">
            <text:p>0,10 €</text:p>
          </table:table-cell>
          <table:table-cell table:style-name="ce17" office:value-type="string">
            <text:p>Bilex</text:p>
          </table:table-cell>
          <table:table-cell table:style-name="ce18" table:formula="of:=[.$H$109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D_GPS_FIX</text:p>
          </table:table-cell>
          <table:table-cell table:style-name="ce8" office:value-type="string">
            <text:p>LED 1.7V 20mA Red</text:p>
          </table:table-cell>
          <table:table-cell table:style-name="ce8" office:value-type="string">
            <text:p>https://de.mouser.com/Search/ProductDetail.aspx?R=598-8110-107Fvirtualkey64500000virtualkey645-598-8110-107F</text:p>
          </table:table-cell>
          <table:table-cell table:style-name="ce9" table:formula="of:=1.19*0.083" office:value-type="currency" office:currency="EUR" office:value="0.09877">
            <text:p>0,10 €</text:p>
          </table:table-cell>
          <table:table-cell table:style-name="ce9" table:formula="of:=[.A111]*[.E111]" office:value-type="currency" office:currency="EUR" office:value="0.09877">
            <text:p>0,10 €</text:p>
          </table:table-cell>
          <table:table-cell table:style-name="ce17" office:value-type="string">
            <text:p>Bilex</text:p>
          </table:table-cell>
          <table:table-cell table:style-name="ce18" table:formula="of:=[.$H$109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D_PWR_LED</text:p>
          </table:table-cell>
          <table:table-cell table:style-name="ce8" office:value-type="string">
            <text:p>LED 1.7V 20mA Red</text:p>
          </table:table-cell>
          <table:table-cell table:style-name="ce8" office:value-type="string">
            <text:p>https://de.mouser.com/Search/ProductDetail.aspx?R=598-8110-107Fvirtualkey64500000virtualkey645-598-8110-107F</text:p>
          </table:table-cell>
          <table:table-cell table:style-name="ce9" table:formula="of:=1.19*0.083" office:value-type="currency" office:currency="EUR" office:value="0.09877">
            <text:p>0,10 €</text:p>
          </table:table-cell>
          <table:table-cell table:style-name="ce9" table:formula="of:=[.A112]*[.E112]" office:value-type="currency" office:currency="EUR" office:value="0.09877">
            <text:p>0,10 €</text:p>
          </table:table-cell>
          <table:table-cell table:style-name="ce17" office:value-type="string">
            <text:p>Bilex</text:p>
          </table:table-cell>
          <table:table-cell table:style-name="ce18" table:formula="of:=[.$H$109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D_RE_OIL</text:p>
          </table:table-cell>
          <table:table-cell table:style-name="ce8" office:value-type="string">
            <text:p>LED 1.7V 20mA Red</text:p>
          </table:table-cell>
          <table:table-cell table:style-name="ce8" office:value-type="string">
            <text:p>https://de.mouser.com/Search/ProductDetail.aspx?R=598-8110-107Fvirtualkey64500000virtualkey645-598-8110-107F</text:p>
          </table:table-cell>
          <table:table-cell table:style-name="ce9" table:formula="of:=1.19*0.083" office:value-type="currency" office:currency="EUR" office:value="0.09877">
            <text:p>0,10 €</text:p>
          </table:table-cell>
          <table:table-cell table:style-name="ce9" table:formula="of:=[.A113]*[.E113]" office:value-type="currency" office:currency="EUR" office:value="0.09877">
            <text:p>0,10 €</text:p>
          </table:table-cell>
          <table:table-cell table:style-name="ce17" office:value-type="string">
            <text:p>Bilex</text:p>
          </table:table-cell>
          <table:table-cell table:style-name="ce18" table:formula="of:=[.$H$109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D10</text:p>
          </table:table-cell>
          <table:table-cell table:style-name="ce8" office:value-type="string">
            <text:p>LED 1.8V 20mA Green</text:p>
          </table:table-cell>
          <table:table-cell table:style-name="ce8" office:value-type="string">
            <text:p>https://de.mouser.com/Search/ProductDetail.aspx?R=598-8160-107Fvirtualkey64500000virtualkey645-598-8160-107F</text:p>
          </table:table-cell>
          <table:table-cell table:style-name="ce9" table:formula="of:=1.19*0.074" office:value-type="currency" office:currency="EUR" office:value="0.08806">
            <text:p>0,09 €</text:p>
          </table:table-cell>
          <table:table-cell table:style-name="ce9" table:formula="of:=[.A114]*[.E114]" office:value-type="currency" office:currency="EUR" office:value="0.08806">
            <text:p>0,09 €</text:p>
          </table:table-cell>
          <table:table-cell table:style-name="ce17" office:value-type="string">
            <text:p>Bilex</text:p>
          </table:table-cell>
          <table:table-cell table:style-name="ce18" table:formula="of:=[.$H$109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D11</text:p>
          </table:table-cell>
          <table:table-cell table:style-name="ce8" office:value-type="string">
            <text:p>LED 3.2V 20mA Blue </text:p>
          </table:table-cell>
          <table:table-cell table:style-name="ce8" office:value-type="string">
            <text:p>https://de.mouser.com/Search/ProductDetail.aspx?R=EL-17-21%2fBHC-AN1P2%2f3Tvirtualkey63810000virtualkey638-172BHC-AN1P23T</text:p>
          </table:table-cell>
          <table:table-cell table:style-name="ce9" table:formula="of:=1.19*0.164" office:value-type="currency" office:currency="EUR" office:value="0.19516">
            <text:p>0,20 €</text:p>
          </table:table-cell>
          <table:table-cell table:style-name="ce9" table:formula="of:=[.A115]*[.E115]" office:value-type="currency" office:currency="EUR" office:value="0.19516">
            <text:p>0,20 €</text:p>
          </table:table-cell>
          <table:table-cell table:style-name="ce17" office:value-type="string">
            <text:p>Bilex</text:p>
          </table:table-cell>
          <table:table-cell table:style-name="ce18" table:formula="of:=[.$H$109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D5</text:p>
          </table:table-cell>
          <table:table-cell table:style-name="ce8" office:value-type="string">
            <text:p>LED 3.2V 20mA Blue </text:p>
          </table:table-cell>
          <table:table-cell table:style-name="ce8" office:value-type="string">
            <text:p>https://de.mouser.com/Search/ProductDetail.aspx?R=EL-17-21%2fBHC-AN1P2%2f3Tvirtualkey63810000virtualkey638-172BHC-AN1P23T</text:p>
          </table:table-cell>
          <table:table-cell table:style-name="ce9" table:formula="of:=1.19*0.164" office:value-type="currency" office:currency="EUR" office:value="0.19516">
            <text:p>0,20 €</text:p>
          </table:table-cell>
          <table:table-cell table:style-name="ce9" table:formula="of:=[.A116]*[.E116]" office:value-type="currency" office:currency="EUR" office:value="0.19516">
            <text:p>0,20 €</text:p>
          </table:table-cell>
          <table:table-cell table:style-name="ce17" office:value-type="string">
            <text:p>Bilex</text:p>
          </table:table-cell>
          <table:table-cell table:style-name="ce18" table:formula="of:=[.$H$109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D_BL_HB</text:p>
          </table:table-cell>
          <table:table-cell table:style-name="ce8" office:value-type="string">
            <text:p>LED 3.2V 20mA Blue </text:p>
          </table:table-cell>
          <table:table-cell table:style-name="ce8" office:value-type="string">
            <text:p>https://de.mouser.com/Search/ProductDetail.aspx?R=EL-17-21%2fBHC-AN1P2%2f3Tvirtualkey63810000virtualkey638-172BHC-AN1P23T</text:p>
          </table:table-cell>
          <table:table-cell table:style-name="ce9" table:formula="of:=1.19*0.164" office:value-type="currency" office:currency="EUR" office:value="0.19516">
            <text:p>0,20 €</text:p>
          </table:table-cell>
          <table:table-cell table:style-name="ce9" table:formula="of:=[.A117]*[.E117]" office:value-type="currency" office:currency="EUR" office:value="0.19516">
            <text:p>0,20 €</text:p>
          </table:table-cell>
          <table:table-cell table:style-name="ce17" office:value-type="string">
            <text:p>Bilex</text:p>
          </table:table-cell>
          <table:table-cell table:style-name="ce18" table:formula="of:=[.$H$109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1">
          <table:table-cell table:style-name="ce7" office:value-type="float" office:value="7">
            <text:p>7</text:p>
          </table:table-cell>
          <table:table-cell table:style-name="ce8" office:value-type="string">
            <text:p>L1,L2,L3,L4,L5,L6,L7</text:p>
          </table:table-cell>
          <table:table-cell table:style-name="ce8" office:value-type="string">
            <text:p>RGBLED</text:p>
          </table:table-cell>
          <table:table-cell table:style-name="ce8" office:value-type="string">
            <text:p>http://de.mouser.com/ProductDetail/OSRAM-Opto-Semiconductors/LRTBGFTM-ST7-1+VV9-29+Q5R/?qs=sGAEpiMZZMtEjy7lsqBi5dRYf4FN5td3GgplTFGf7Zc%3d</text:p>
          </table:table-cell>
          <table:table-cell table:style-name="ce9" table:formula="of:=1.19*0.553" office:value-type="currency" office:currency="EUR" office:value="0.65807">
            <text:p>0,66 €</text:p>
          </table:table-cell>
          <table:table-cell table:style-name="ce9" table:formula="of:=[.A118]*[.E118]" office:value-type="currency" office:currency="EUR" office:value="4.60649">
            <text:p>4,61 €</text:p>
          </table:table-cell>
          <table:table-cell table:style-name="ce17" office:value-type="string">
            <text:p>Bilex</text:p>
          </table:table-cell>
          <table:table-cell table:style-name="ce18" table:formula="of:=[.F118]" office:value-type="currency" office:currency="EUR" office:value="4.60649">
            <text:p>4,606 €</text:p>
          </table:table-cell>
          <table:table-cell table:number-columns-repeated="2"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8" office:value-type="string">
            <text:p>R_GR_BL_L, D_GR_N,D_GR_BLR</text:p>
          </table:table-cell>
          <table:table-cell table:style-name="ce8" office:value-type="string">
            <text:p>LED 3.6V 30mA 1800mcA</text:p>
          </table:table-cell>
          <table:table-cell table:style-name="ce8" office:value-type="string">
            <text:p>http://de.mouser.com/ProductDetail/Cree-Inc/CLM4B-GKW-CWBYA693/?qs=3AcK5DacLbqCJqwggAponQ%3d%3d</text:p>
          </table:table-cell>
          <table:table-cell table:style-name="ce9" office:value-type="currency" office:currency="EUR" office:value="0.223">
            <text:p>0,22 €</text:p>
          </table:table-cell>
          <table:table-cell table:style-name="ce9" table:formula="of:=[.A119]*[.E119]" office:value-type="currency" office:currency="EUR" office:value="0.669">
            <text:p>0,67 €</text:p>
          </table:table-cell>
          <table:table-cell table:style-name="ce17" office:value-type="string">
            <text:p>Bilex</text:p>
          </table:table-cell>
          <table:table-cell table:style-name="ce18" table:formula="of:=[.F119]" office:value-type="currency" office:currency="EUR" office:value="0.669">
            <text:p>0,669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POINTER_WHITE</text:p>
          </table:table-cell>
          <table:table-cell table:style-name="ce8" office:value-type="string">
            <text:p>LED weiß 14ca</text:p>
          </table:table-cell>
          <table:table-cell table:style-name="ce8" office:value-type="string">
            <text:p>http://de.mouser.com/ProductDetail/Cree-Inc/CLP6B-WKW-CD0E0233/?qs=UHyCXFkX5EytcbWghQQ2DEJKNrmMit5o0EstijxeNKQ%3d</text:p>
          </table:table-cell>
          <table:table-cell table:style-name="ce9" office:value-type="currency" office:currency="EUR" office:value="0.685">
            <text:p>0,69 €</text:p>
          </table:table-cell>
          <table:table-cell table:style-name="ce9" table:formula="of:=[.A120]*[.E120]" office:value-type="currency" office:currency="EUR" office:value="0.685">
            <text:p>0,69 €</text:p>
          </table:table-cell>
          <table:table-cell table:style-name="ce17"/>
          <table:table-cell table:style-name="ce18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ce12"/>
          <table:table-cell table:number-columns-repeated="4"/>
        </table:table-row>
        <table:table-row table:style-name="ro1">
          <table:table-cell table:style-name="ce6" office:value-type="string" table:number-columns-spanned="6" table:number-rows-spanned="1">
            <text:p>Dioden, Bauform soweit nicht anders angegeben SMB</text:p>
          </table:table-cell>
          <table:covered-table-cell table:number-columns-repeated="4"/>
          <table:covered-table-cell table:style-name="ce12"/>
          <table:table-cell table:number-columns-repeated="4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string">
            <text:p>D6</text:p>
          </table:table-cell>
          <table:table-cell table:style-name="ce8" office:value-type="string">
            <text:p>20V-Zdiode</text:p>
          </table:table-cell>
          <table:table-cell table:style-name="ce8" office:value-type="string">
            <text:p>http://de.mouser.com/ProductDetail/Vishay-Semiconductors/SMBZ5932B-E3-52/?qs=sGAEpiMZZMstCHp3EWKGl1EkEk9bRQ8ESkfp5BWHGIk%3d</text:p>
          </table:table-cell>
          <table:table-cell table:style-name="ce9" table:formula="of:=1.19*0.314" office:value-type="currency" office:currency="EUR" office:value="0.37366">
            <text:p>0,37 €</text:p>
          </table:table-cell>
          <table:table-cell table:style-name="ce9" table:formula="of:=[.A124]*[.E124]" office:value-type="currency" office:currency="EUR" office:value="0.37366">
            <text:p>0,37 €</text:p>
          </table:table-cell>
          <table:table-cell/>
          <table:table-cell table:style-name="ce19" table:formula="of:=[.F124]" office:value-type="currency" office:currency="EUR" office:value="0.37366">
            <text:p>0,374 €</text:p>
          </table:table-cell>
          <table:table-cell table:number-columns-repeated="2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string">
            <text:p>D18</text:p>
          </table:table-cell>
          <table:table-cell table:style-name="ce8" office:value-type="string">
            <text:p>20V-Zdiode</text:p>
          </table:table-cell>
          <table:table-cell table:style-name="ce8" office:value-type="string">
            <text:p>http://de.mouser.com/ProductDetail/Vishay-Semiconductors/BZT55C22-GS18/?qs=sGAEpiMZZMstCHp3EWKGl1tP683WM1O4%252blFD0Lr4TFQ%3d</text:p>
          </table:table-cell>
          <table:table-cell table:style-name="ce9" table:formula="of:=1.19*0.314" office:value-type="currency" office:currency="EUR" office:value="0.37366">
            <text:p>0,37 €</text:p>
          </table:table-cell>
          <table:table-cell table:style-name="ce9" table:formula="of:=[.A125]*[.E125]" office:value-type="currency" office:currency="EUR" office:value="0.37366">
            <text:p>0,37 €</text:p>
          </table:table-cell>
          <table:table-cell/>
          <table:table-cell table:style-name="ce19" table:formula="of:=[.F125]" office:value-type="currency" office:currency="EUR" office:value="0.37366">
            <text:p>0,374 €</text:p>
          </table:table-cell>
          <table:table-cell table:number-columns-repeated="2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string">
            <text:p>D19</text:p>
          </table:table-cell>
          <table:table-cell table:style-name="ce8" office:value-type="string">
            <text:p>20V-Zdiode</text:p>
          </table:table-cell>
          <table:table-cell table:style-name="ce8" office:value-type="string">
            <text:p>http://de.mouser.com/ProductDetail/Vishay-Semiconductors/BZT55C22-GS18/?qs=sGAEpiMZZMstCHp3EWKGl1tP683WM1O4%252blFD0Lr4TFQ%3d</text:p>
          </table:table-cell>
          <table:table-cell table:style-name="ce9" table:formula="of:=1.19*0.314" office:value-type="currency" office:currency="EUR" office:value="0.37366">
            <text:p>0,37 €</text:p>
          </table:table-cell>
          <table:table-cell table:style-name="ce9" table:formula="of:=[.A126]*[.E126]" office:value-type="currency" office:currency="EUR" office:value="0.37366">
            <text:p>0,37 €</text:p>
          </table:table-cell>
          <table:table-cell/>
          <table:table-cell table:style-name="ce19" table:formula="of:=[.F126]" office:value-type="currency" office:currency="EUR" office:value="0.37366">
            <text:p>0,374 €</text:p>
          </table:table-cell>
          <table:table-cell table:number-columns-repeated="2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string">
            <text:p>D45</text:p>
          </table:table-cell>
          <table:table-cell table:style-name="ce8" office:value-type="string">
            <text:p>1SMB5936</text:p>
          </table:table-cell>
          <table:table-cell table:style-name="ce8" office:value-type="string">
            <text:p>http://de.mouser.com/ProductDetail/Taiwan-Semiconductor/1SMB5936/?qs=sGAEpiMZZMstCHp3EWKGlyJsG336mKN7iGDWQsQNgUk%3d</text:p>
          </table:table-cell>
          <table:table-cell table:style-name="ce9" table:formula="of:=1.19*0.239" office:value-type="currency" office:currency="EUR" office:value="0.28441">
            <text:p>0,28 €</text:p>
          </table:table-cell>
          <table:table-cell table:style-name="ce9" table:formula="of:=[.A127]*[.E127]" office:value-type="currency" office:currency="EUR" office:value="0.28441">
            <text:p>0,28 €</text:p>
          </table:table-cell>
          <table:table-cell/>
          <table:table-cell table:style-name="ce19" table:formula="of:=[.F127]" office:value-type="currency" office:currency="EUR" office:value="0.28441">
            <text:p>0,284 €</text:p>
          </table:table-cell>
          <table:table-cell table:number-columns-repeated="2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string">
            <text:p>D14</text:p>
          </table:table-cell>
          <table:table-cell table:style-name="ce8" office:value-type="string">
            <text:p>SS24</text:p>
          </table:table-cell>
          <table:table-cell table:style-name="ce8" office:value-type="string">
            <text:p>http://de.mouser.com/ProductDetail/Fairchild-Semiconductor/SS24/?qs=sGAEpiMZZMs0LZZU6IgSfpGmLMcsloeXByWUHquFTMI%3d</text:p>
          </table:table-cell>
          <table:table-cell table:style-name="ce9" table:formula="of:=1.19*0.289" office:value-type="currency" office:currency="EUR" office:value="0.34391">
            <text:p>0,34 €</text:p>
          </table:table-cell>
          <table:table-cell table:style-name="ce9" table:formula="of:=[.A128]*[.E128]" office:value-type="currency" office:currency="EUR" office:value="0.34391">
            <text:p>0,34 €</text:p>
          </table:table-cell>
          <table:table-cell table:style-name="ce17" office:value-type="string">
            <text:p>Bilex</text:p>
          </table:table-cell>
          <table:table-cell table:style-name="ce18" office:value-type="currency" office:currency="EUR" office:value="0.123">
            <text:p>0,123 €</text:p>
          </table:table-cell>
          <table:table-cell table:number-columns-repeated="2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string">
            <text:p>D15</text:p>
          </table:table-cell>
          <table:table-cell table:style-name="ce8" office:value-type="string">
            <text:p>SS24</text:p>
          </table:table-cell>
          <table:table-cell table:style-name="ce8" office:value-type="string">
            <text:p>http://de.mouser.com/ProductDetail/Fairchild-Semiconductor/SS24/?qs=sGAEpiMZZMs0LZZU6IgSfpGmLMcsloeXByWUHquFTMI%3d</text:p>
          </table:table-cell>
          <table:table-cell table:style-name="ce9" table:formula="of:=1.19*0.289" office:value-type="currency" office:currency="EUR" office:value="0.34391">
            <text:p>0,34 €</text:p>
          </table:table-cell>
          <table:table-cell table:style-name="ce9" table:formula="of:=[.A129]*[.E129]" office:value-type="currency" office:currency="EUR" office:value="0.34391">
            <text:p>0,34 €</text:p>
          </table:table-cell>
          <table:table-cell table:style-name="ce17" office:value-type="string">
            <text:p>Bilex</text:p>
          </table:table-cell>
          <table:table-cell table:style-name="ce18" office:value-type="currency" office:currency="EUR" office:value="0.123">
            <text:p>0,123 €</text:p>
          </table:table-cell>
          <table:table-cell table:number-columns-repeated="2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string">
            <text:p>D17</text:p>
          </table:table-cell>
          <table:table-cell table:style-name="ce8" office:value-type="string">
            <text:p>SS24</text:p>
          </table:table-cell>
          <table:table-cell table:style-name="ce8" office:value-type="string">
            <text:p>http://de.mouser.com/ProductDetail/Fairchild-Semiconductor/SS24/?qs=sGAEpiMZZMs0LZZU6IgSfpGmLMcsloeXByWUHquFTMI%3d</text:p>
          </table:table-cell>
          <table:table-cell table:style-name="ce9" table:formula="of:=1.19*0.289" office:value-type="currency" office:currency="EUR" office:value="0.34391">
            <text:p>0,34 €</text:p>
          </table:table-cell>
          <table:table-cell table:style-name="ce9" table:formula="of:=[.A130]*[.E130]" office:value-type="currency" office:currency="EUR" office:value="0.34391">
            <text:p>0,34 €</text:p>
          </table:table-cell>
          <table:table-cell table:style-name="ce17" office:value-type="string">
            <text:p>Bilex</text:p>
          </table:table-cell>
          <table:table-cell table:style-name="ce18" office:value-type="currency" office:currency="EUR" office:value="0.123">
            <text:p>0,123 €</text:p>
          </table:table-cell>
          <table:table-cell table:number-columns-repeated="2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string">
            <text:p>D7</text:p>
          </table:table-cell>
          <table:table-cell table:style-name="ce8" office:value-type="string">
            <text:p>SS24</text:p>
          </table:table-cell>
          <table:table-cell table:style-name="ce8" office:value-type="string">
            <text:p>http://de.mouser.com/ProductDetail/Fairchild-Semiconductor/SS24/?qs=sGAEpiMZZMs0LZZU6IgSfpGmLMcsloeXByWUHquFTMI%3d</text:p>
          </table:table-cell>
          <table:table-cell table:style-name="ce9" table:formula="of:=1.19*0.289" office:value-type="currency" office:currency="EUR" office:value="0.34391">
            <text:p>0,34 €</text:p>
          </table:table-cell>
          <table:table-cell table:style-name="ce9" table:formula="of:=[.A131]*[.E131]" office:value-type="currency" office:currency="EUR" office:value="0.34391">
            <text:p>0,34 €</text:p>
          </table:table-cell>
          <table:table-cell table:style-name="ce17" office:value-type="string">
            <text:p>Bilex</text:p>
          </table:table-cell>
          <table:table-cell table:style-name="ce18" office:value-type="currency" office:currency="EUR" office:value="0.123">
            <text:p>0,123 €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ce12"/>
          <table:table-cell table:number-columns-repeated="4"/>
        </table:table-row>
        <table:table-row table:style-name="ro1">
          <table:table-cell table:style-name="ce6" office:value-type="string" table:number-columns-spanned="6" table:number-rows-spanned="1">
            <text:p>Sonstige Bauteile</text:p>
          </table:table-cell>
          <table:covered-table-cell table:number-columns-repeated="4"/>
          <table:covered-table-cell table:style-name="ce12"/>
          <table:table-cell table:number-columns-repeated="4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TX</text:p>
          </table:table-cell>
          <table:table-cell table:style-name="ce8" office:value-type="string">
            <text:p>1x2 Stiftleiste RM 2,54mm</text:p>
          </table:table-cell>
          <table:table-cell table:style-name="ce8" office:value-type="string">
            <text:p>http://de.mouser.com/ProductDetail/Molex/22-28-5020/?qs=sGAEpiMZZMtsLRyDR9nM1xLIxIpBOgV0bdXNdjSfe88%3d</text:p>
          </table:table-cell>
          <table:table-cell table:style-name="ce9" table:formula="of:=1.19*0.082" office:value-type="currency" office:currency="EUR" office:value="0.09758">
            <text:p>0,10 €</text:p>
          </table:table-cell>
          <table:table-cell table:style-name="ce9" table:formula="of:=[.A135]*[.E135]" office:value-type="currency" office:currency="EUR" office:value="0.09758">
            <text:p>0,10 €</text:p>
          </table:table-cell>
          <table:table-cell/>
          <table:table-cell table:style-name="ce19" table:formula="of:=[.F135]" office:value-type="currency" office:currency="EUR" office:value="0.09758">
            <text:p>0,098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RX</text:p>
          </table:table-cell>
          <table:table-cell table:style-name="ce8" office:value-type="string">
            <text:p>1x2 Stiftleiste RM 2,54mm</text:p>
          </table:table-cell>
          <table:table-cell table:style-name="ce8" office:value-type="string">
            <text:p>http://de.mouser.com/ProductDetail/Molex/22-28-5020/?qs=sGAEpiMZZMtsLRyDR9nM1xLIxIpBOgV0bdXNdjSfe88%3d</text:p>
          </table:table-cell>
          <table:table-cell table:style-name="ce9" table:formula="of:=1.19*0.082" office:value-type="currency" office:currency="EUR" office:value="0.09758">
            <text:p>0,10 €</text:p>
          </table:table-cell>
          <table:table-cell table:style-name="ce9" table:formula="of:=[.A136]*[.E136]" office:value-type="currency" office:currency="EUR" office:value="0.09758">
            <text:p>0,10 €</text:p>
          </table:table-cell>
          <table:table-cell/>
          <table:table-cell table:style-name="ce19" table:formula="of:=[.F136]" office:value-type="currency" office:currency="EUR" office:value="0.09758">
            <text:p>0,098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NHD_2.7</text:p>
          </table:table-cell>
          <table:table-cell table:style-name="ce8" office:value-type="string">
            <text:p>1x20 Stiftleiste RM 2,54mm</text:p>
          </table:table-cell>
          <table:table-cell table:style-name="ce8" office:value-type="string">
            <text:p>http://de.mouser.com/ProductDetail/FCI/68001-420HLF/?qs=sGAEpiMZZMtsLRyDR9nM1w6nqlNYS%252bmLdGRVSwRU3UM%3d</text:p>
          </table:table-cell>
          <table:table-cell table:style-name="ce9" table:formula="of:=0.39*1.19" office:value-type="currency" office:currency="EUR" office:value="0.4641">
            <text:p>0,46 €</text:p>
          </table:table-cell>
          <table:table-cell table:style-name="ce9" table:formula="of:=[.A137]*[.E137]" office:value-type="currency" office:currency="EUR" office:value="0.4641">
            <text:p>0,46 €</text:p>
          </table:table-cell>
          <table:table-cell/>
          <table:table-cell table:style-name="ce19" table:formula="of:=[.F137]" office:value-type="currency" office:currency="EUR" office:value="0.4641">
            <text:p>0,464 €</text:p>
          </table:table-cell>
          <table:table-cell table:number-columns-repeated="2"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8" office:value-type="string">
            <text:p>T1,T2,T3</text:p>
          </table:table-cell>
          <table:table-cell table:style-name="ce8" office:value-type="string">
            <text:p>2N7002BKW,115</text:p>
          </table:table-cell>
          <table:table-cell table:style-name="ce8" office:value-type="string">
            <text:p>http://de.mouser.com/ProductDetail/NXP-Semiconductors/2N7002BKW115/?qs=sGAEpiMZZMv4eh0jmGe02ysUrjeQFOta5JGI1XFmH2Y%3d</text:p>
          </table:table-cell>
          <table:table-cell table:style-name="ce9" table:formula="of:=1.19*0.052" office:value-type="currency" office:currency="EUR" office:value="0.06188">
            <text:p>0,06 €</text:p>
          </table:table-cell>
          <table:table-cell table:style-name="ce9" table:formula="of:=[.A138]*[.E138]" office:value-type="currency" office:currency="EUR" office:value="0.18564">
            <text:p>0,19 €</text:p>
          </table:table-cell>
          <table:table-cell/>
          <table:table-cell table:style-name="ce19" table:formula="of:=[.F138]" office:value-type="currency" office:currency="EUR" office:value="0.18564">
            <text:p>0,186 €</text:p>
          </table:table-cell>
          <table:table-cell table:number-columns-repeated="2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8" office:value-type="string">
            <text:p>JP1,JP2</text:p>
          </table:table-cell>
          <table:table-cell table:style-name="ce8" office:value-type="string">
            <text:p>2x3 Stiftleiste RM 2,54mm</text:p>
          </table:table-cell>
          <table:table-cell table:style-name="ce8" office:value-type="string">
            <text:p>http://de.mouser.com/ProductDetail/Harwin/M20-9980346/?qs=sGAEpiMZZMtsLRyDR9nM1%252bmess1WSkgVWfxa2%2fK5GZY%3d</text:p>
          </table:table-cell>
          <table:table-cell table:style-name="ce9" table:formula="of:=1.19*0.25" office:value-type="currency" office:currency="EUR" office:value="0.2975">
            <text:p>0,30 €</text:p>
          </table:table-cell>
          <table:table-cell table:style-name="ce9" table:formula="of:=[.A139]*[.E139]" office:value-type="currency" office:currency="EUR" office:value="0.595">
            <text:p>0,60 €</text:p>
          </table:table-cell>
          <table:table-cell table:style-name="ce17" office:value-type="string">
            <text:p>Bilex</text:p>
          </table:table-cell>
          <table:table-cell table:style-name="ce18" office:value-type="currency" office:currency="EUR" office:value="0.34">
            <text:p>0,340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IC4</text:p>
          </table:table-cell>
          <table:table-cell table:style-name="ce8" office:value-type="string">
            <text:p>Atmega2560, TQFP100</text:p>
          </table:table-cell>
          <table:table-cell table:style-name="ce8" office:value-type="string">
            <text:p>http://de.mouser.com/ProductDetail/Atmel/ATmega2560-16AU/?qs=sGAEpiMZZMtkfMPOFRTOl4TPj%252bk4h3O1</text:p>
          </table:table-cell>
          <table:table-cell table:style-name="ce9" table:formula="of:=14.52*1.2" office:value-type="currency" office:currency="EUR" office:value="17.424">
            <text:p>17,42 €</text:p>
          </table:table-cell>
          <table:table-cell table:style-name="ce9" table:formula="of:=[.A140]*[.E140]" office:value-type="currency" office:currency="EUR" office:value="17.424">
            <text:p>17,42 €</text:p>
          </table:table-cell>
          <table:table-cell table:style-name="ce17" office:value-type="string">
            <text:p>Bilex</text:p>
          </table:table-cell>
          <table:table-cell table:style-name="ce18" office:value-type="currency" office:currency="EUR" office:value="11.12">
            <text:p>11,120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IC2</text:p>
          </table:table-cell>
          <table:table-cell table:style-name="ce8" office:value-type="string">
            <text:p>Atmega8, TQFP32</text:p>
          </table:table-cell>
          <table:table-cell table:style-name="ce8" office:value-type="string">
            <text:p>http://de.mouser.com/ProductDetail/Atmel/ATMEGA88PA-AU/?qs=sGAEpiMZZMuejTFqD3Nt%252bOPjs0BY82XT</text:p>
          </table:table-cell>
          <table:table-cell table:style-name="ce9" table:formula="of:=2.1*1.19" office:value-type="currency" office:currency="EUR" office:value="2.499">
            <text:p>2,50 €</text:p>
          </table:table-cell>
          <table:table-cell table:style-name="ce9" table:formula="of:=[.A141]*[.E141]" office:value-type="currency" office:currency="EUR" office:value="2.499">
            <text:p>2,50 €</text:p>
          </table:table-cell>
          <table:table-cell table:style-name="ce17" office:value-type="string">
            <text:p>Bilex</text:p>
          </table:table-cell>
          <table:table-cell table:style-name="ce18" office:value-type="currency" office:currency="EUR" office:value="2.97">
            <text:p>2,970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BAT</text:p>
          </table:table-cell>
          <table:table-cell table:style-name="ce8" office:value-type="string">
            <text:p>Batterie für RTC</text:p>
          </table:table-cell>
          <table:table-cell table:style-name="ce8" office:value-type="string">
            <text:p>http://de.mouser.com/ProductDetail/Renata/CR2016-MFRTS/?qs=sGAEpiMZZMuauSEoLDNvSu7sAmakP0ZEzrmnmvSYEgo%3d</text:p>
          </table:table-cell>
          <table:table-cell table:style-name="ce9" table:formula="of:=0.82*1.19" office:value-type="currency" office:currency="EUR" office:value="0.9758">
            <text:p>0,98 €</text:p>
          </table:table-cell>
          <table:table-cell table:style-name="ce9" table:formula="of:=[.A142]*[.E142]" office:value-type="currency" office:currency="EUR" office:value="0.9758">
            <text:p>0,98 €</text:p>
          </table:table-cell>
          <table:table-cell/>
          <table:table-cell table:style-name="ce19" table:formula="of:=[.F142]" office:value-type="currency" office:currency="EUR" office:value="0.9758">
            <text:p>0,976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BAT_CLIP</text:p>
          </table:table-cell>
          <table:table-cell table:style-name="ce8" office:value-type="string">
            <text:p>Batteriehalter</text:p>
          </table:table-cell>
          <table:table-cell table:style-name="ce8" office:value-type="string">
            <text:p>http://de.mouser.com/ProductDetail/Keystone-Electronics/3000TR/?qs=sGAEpiMZZMupuRtfu7GC%252beGJ107FIWf8f6Iz%2f7PG2SQ%3d</text:p>
          </table:table-cell>
          <table:table-cell table:style-name="ce9" table:formula="of:=1.19*0.546" office:value-type="currency" office:currency="EUR" office:value="0.64974">
            <text:p>0,65 €</text:p>
          </table:table-cell>
          <table:table-cell table:style-name="ce9" table:formula="of:=[.A143]*[.E143]" office:value-type="currency" office:currency="EUR" office:value="0.64974">
            <text:p>0,65 €</text:p>
          </table:table-cell>
          <table:table-cell/>
          <table:table-cell table:style-name="ce19" table:formula="of:=[.F143]" office:value-type="currency" office:currency="EUR" office:value="0.64974">
            <text:p>0,650 €</text:p>
          </table:table-cell>
          <table:table-cell table:number-columns-repeated="2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8" office:value-type="string">
            <text:p>BTM222</text:p>
          </table:table-cell>
          <table:table-cell table:style-name="ce8" office:value-type="string">
            <text:p>Bluetooth</text:p>
          </table:table-cell>
          <table:table-cell table:style-name="ce8" office:value-type="string">
            <text:p>ebay</text:p>
          </table:table-cell>
          <table:table-cell table:style-name="ce9" office:value-type="currency" office:currency="EUR" office:value="13.5">
            <text:p>13,50 €</text:p>
          </table:table-cell>
          <table:table-cell table:style-name="ce9" table:formula="of:=[.A144]*[.E144]" office:value-type="currency" office:currency="EUR" office:value="13.5">
            <text:p>13,50 €</text:p>
          </table:table-cell>
          <table:table-cell/>
          <table:table-cell table:style-name="ce19" table:formula="of:=[.F144]" office:value-type="currency" office:currency="EUR" office:value="13.5">
            <text:p>13,500 €</text:p>
          </table:table-cell>
          <table:table-cell table:number-columns-repeated="2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8" office:value-type="string">
            <text:p>3.3V_SUPPLY</text:p>
          </table:table-cell>
          <table:table-cell table:style-name="ce8" office:value-type="string">
            <text:p>Powersupply</text:p>
          </table:table-cell>
          <table:table-cell table:style-name="ce8" office:value-type="string">
            <text:p>http://de.mouser.com/ProductDetail/Murata-Power-Solutions/OKI-78SR-33-15-W36H-C/?qs=2QmwSASSNhZsV%252bLDGAzYNElTDR1JEYdpwIGqOTPp2BI%3d</text:p>
          </table:table-cell>
          <table:table-cell table:style-name="ce9" table:formula="of:=1.19*3.92" office:value-type="currency" office:currency="EUR" office:value="4.6648">
            <text:p>4,66 €</text:p>
          </table:table-cell>
          <table:table-cell table:style-name="ce9" table:formula="of:=[.A145]*[.E145]" office:value-type="currency" office:currency="EUR" office:value="4.6648">
            <text:p>4,66 €</text:p>
          </table:table-cell>
          <table:table-cell/>
          <table:table-cell table:style-name="ce19" table:formula="of:=[.F145]" office:value-type="currency" office:currency="EUR" office:value="4.6648">
            <text:p>4,665 €</text:p>
          </table:table-cell>
          <table:table-cell table:number-columns-repeated="2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8" office:value-type="string">
            <text:p>5V_SUPPLY</text:p>
          </table:table-cell>
          <table:table-cell table:style-name="ce8" office:value-type="string">
            <text:p>Powersupply</text:p>
          </table:table-cell>
          <table:table-cell table:style-name="ce8" office:value-type="string">
            <text:p>http://de.mouser.com/ProductDetail/Murata-Power-Solutions/OKI-78SR-5-15-W36H-C/?qs=2QmwSASSNhZhvtX08%252bQpOMCVzzXgbIKlXoep%2f8en8Ng%3d</text:p>
          </table:table-cell>
          <table:table-cell table:style-name="ce9" table:formula="of:=1.19*3.92" office:value-type="currency" office:currency="EUR" office:value="4.6648">
            <text:p>4,66 €</text:p>
          </table:table-cell>
          <table:table-cell table:style-name="ce9" table:formula="of:=[.A146]*[.E146]" office:value-type="currency" office:currency="EUR" office:value="4.6648">
            <text:p>4,66 €</text:p>
          </table:table-cell>
          <table:table-cell/>
          <table:table-cell table:style-name="ce19" table:formula="of:=[.F146]" office:value-type="currency" office:currency="EUR" office:value="4.6648">
            <text:p>4,665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NHD_2.7</text:p>
          </table:table-cell>
          <table:table-cell table:style-name="ce8" office:value-type="string">
            <text:p>Display</text:p>
          </table:table-cell>
          <table:table-cell table:style-name="ce8" office:value-type="string">
            <text:p>http://de.mouser.com/Search/ProductDetail.aspx?R=NHD-2.7-12864UCY3virtualkey66010000virtualkey763-2.7-12864UCY3</text:p>
          </table:table-cell>
          <table:table-cell table:style-name="ce9" office:value-type="currency" office:currency="EUR" office:value="28.05">
            <text:p>28,05 €</text:p>
          </table:table-cell>
          <table:table-cell table:style-name="ce9" table:formula="of:=[.A147]*[.E147]" office:value-type="currency" office:currency="EUR" office:value="28.05">
            <text:p>28,05 €</text:p>
          </table:table-cell>
          <table:table-cell/>
          <table:table-cell table:style-name="ce19" table:formula="of:=[.F147]" office:value-type="currency" office:currency="EUR" office:value="28.05">
            <text:p>28,050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9" office:value-type="string">
            <text:p>DZM</text:p>
          </table:table-cell>
          <table:table-cell table:style-name="ce9" office:value-type="string">
            <text:p>Drehzahlmesser</text:p>
          </table:table-cell>
          <table:table-cell table:style-name="ce9" office:value-type="string">
            <text:p>????</text:p>
          </table:table-cell>
          <table:table-cell table:style-name="ce9" office:value-type="currency" office:currency="EUR" office:value="14">
            <text:p>14,00 €</text:p>
          </table:table-cell>
          <table:table-cell table:style-name="ce9" table:formula="of:=[.A148]*[.E148]" office:value-type="currency" office:currency="EUR" office:value="14">
            <text:p>14,00 €</text:p>
          </table:table-cell>
          <table:table-cell/>
          <table:table-cell table:style-name="ce19" table:formula="of:=[.F148]" office:value-type="currency" office:currency="EUR" office:value="14">
            <text:p>14,000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ST2</text:p>
          </table:table-cell>
          <table:table-cell table:style-name="ce8" office:value-type="string">
            <text:p>Micro SD Sockel</text:p>
          </table:table-cell>
          <table:table-cell table:style-name="ce8" office:value-type="string">
            <text:p>https://de.mouser.com/Search/ProductDetail.aspx?R=SCHD1A0101virtualkey68800000virtualkey688-SCHD1A0101</text:p>
          </table:table-cell>
          <table:table-cell table:style-name="ce9" table:formula="of:=1.19*1.05" office:value-type="currency" office:currency="EUR" office:value="1.2495">
            <text:p>1,25 €</text:p>
          </table:table-cell>
          <table:table-cell table:style-name="ce9" table:formula="of:=[.A149]*[.E149]" office:value-type="currency" office:currency="EUR" office:value="1.2495">
            <text:p>1,25 €</text:p>
          </table:table-cell>
          <table:table-cell/>
          <table:table-cell table:style-name="ce19" table:formula="of:=[.F149]" office:value-type="currency" office:currency="EUR" office:value="1.2495">
            <text:p>1,250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GPS</text:p>
          </table:table-cell>
          <table:table-cell table:style-name="ce8" office:value-type="string">
            <text:p>MediaTek MT3339 </text:p>
          </table:table-cell>
          <table:table-cell table:style-name="ce8" office:value-type="string">
            <text:p>http://shop.trenz-electronic.de/catalog/product_info.php?cPath=105_139&amp;products_id=1000</text:p>
          </table:table-cell>
          <table:table-cell table:style-name="ce9" table:formula="of:=19.1+4" office:value-type="currency" office:currency="EUR" office:value="23.1">
            <text:p>23,10 €</text:p>
          </table:table-cell>
          <table:table-cell table:style-name="ce9" table:formula="of:=[.A150]*[.E150]" office:value-type="currency" office:currency="EUR" office:value="23.1">
            <text:p>23,10 €</text:p>
          </table:table-cell>
          <table:table-cell/>
          <table:table-cell table:style-name="ce19" table:formula="of:=[.F150]" office:value-type="currency" office:currency="EUR" office:value="23.1">
            <text:p>23,100 €</text:p>
          </table:table-cell>
          <table:table-cell table:number-columns-repeated="2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8" office:value-type="string">
            <text:p>5V_F,12V_F1</text:p>
          </table:table-cell>
          <table:table-cell table:style-name="ce8" office:value-type="string">
            <text:p>Polyfuse, 1.0 A</text:p>
          </table:table-cell>
          <table:table-cell table:style-name="ce8" office:value-type="string">
            <text:p>http://de.mouser.com/ProductDetail/Littelfuse/72R050XU/?qs=sGAEpiMZZMu7EFbsM1w0nYqj83OvMWW8AHhRQEUj9io%3d</text:p>
          </table:table-cell>
          <table:table-cell table:style-name="ce9" table:formula="of:=1.19*0.231" office:value-type="currency" office:currency="EUR" office:value="0.27489">
            <text:p>0,27 €</text:p>
          </table:table-cell>
          <table:table-cell table:style-name="ce9" table:formula="of:=[.A151]*[.E151]" office:value-type="currency" office:currency="EUR" office:value="0.54978">
            <text:p>0,55 €</text:p>
          </table:table-cell>
          <table:table-cell/>
          <table:table-cell table:style-name="ce19" table:formula="of:=[.F151]" office:value-type="currency" office:currency="EUR" office:value="0.54978">
            <text:p>0,550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16Mhz</text:p>
          </table:table-cell>
          <table:table-cell table:style-name="ce8" office:value-type="string">
            <text:p>Quarz</text:p>
          </table:table-cell>
          <table:table-cell table:style-name="ce8" office:value-type="string">
            <text:p>http://de.mouser.com/ProductDetail/ABRACON/ABLS-16000MHZ-B4-T/?qs=sGAEpiMZZMsBj6bBr9Q9afotFnKtdEDA7ZIrgzeEC8Q%3d</text:p>
          </table:table-cell>
          <table:table-cell table:style-name="ce9" table:formula="of:=0.34*2.05" office:value-type="currency" office:currency="EUR" office:value="0.697">
            <text:p>0,70 €</text:p>
          </table:table-cell>
          <table:table-cell table:style-name="ce9" table:formula="of:=[.A152]*[.E152]" office:value-type="currency" office:currency="EUR" office:value="0.697">
            <text:p>0,70 €</text:p>
          </table:table-cell>
          <table:table-cell table:style-name="ce17" office:value-type="string">
            <text:p>Bilex</text:p>
          </table:table-cell>
          <table:table-cell table:style-name="ce18" office:value-type="currency" office:currency="EUR" office:value="0.256">
            <text:p>0,256 €</text:p>
          </table:table-cell>
          <table:table-cell table:number-columns-repeated="2"/>
        </table:table-row>
        <table:table-row table:style-name="ro1">
          <table:table-cell table:style-name="ce7" office:value-type="float" office:value="4">
            <text:p>4</text:p>
          </table:table-cell>
          <table:table-cell table:style-name="ce8" office:value-type="string">
            <text:p>S6,S7,S8,S9</text:p>
          </table:table-cell>
          <table:table-cell table:style-name="ce8" office:value-type="string">
            <text:p>Richtungs Taster</text:p>
          </table:table-cell>
          <table:table-cell table:style-name="ce8" office:value-type="string">
            <text:p>https://de.mouser.com/Search/ProductDetail.aspx?R=101-0464-EVvirtualkey12040000virtualkey101-0464-EV</text:p>
          </table:table-cell>
          <table:table-cell table:style-name="ce9" table:formula="of:=1.19*0.229" office:value-type="currency" office:currency="EUR" office:value="0.27251">
            <text:p>0,27 €</text:p>
          </table:table-cell>
          <table:table-cell table:style-name="ce9" table:formula="of:=[.A153]*[.E153]" office:value-type="currency" office:currency="EUR" office:value="1.09004">
            <text:p>1,09 €</text:p>
          </table:table-cell>
          <table:table-cell/>
          <table:table-cell table:style-name="ce19" table:formula="of:=[.F153]" office:value-type="currency" office:currency="EUR" office:value="1.09004">
            <text:p>1,090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IC1</text:p>
          </table:table-cell>
          <table:table-cell table:style-name="ce8" office:value-type="string">
            <text:p>Schmitttrigger</text:p>
          </table:table-cell>
          <table:table-cell table:style-name="ce8" office:value-type="string">
            <text:p>http://de.mouser.com/ProductDetail/Texas-Instruments/CD4093BNSRG4/?qs=sGAEpiMZZMtMa9lbYwD6ZBohDQbaYMAatUD0lxbTcDM%3d</text:p>
          </table:table-cell>
          <table:table-cell table:style-name="ce9" table:formula="of:=1.19*0.44" office:value-type="currency" office:currency="EUR" office:value="0.5236">
            <text:p>0,52 €</text:p>
          </table:table-cell>
          <table:table-cell table:style-name="ce9" table:formula="of:=[.A154]*[.E154]" office:value-type="currency" office:currency="EUR" office:value="0.5236">
            <text:p>0,52 €</text:p>
          </table:table-cell>
          <table:table-cell table:style-name="ce17" office:value-type="string">
            <text:p>Bilex</text:p>
          </table:table-cell>
          <table:table-cell table:style-name="ce18" office:value-type="currency" office:currency="EUR" office:value="0.15">
            <text:p>0,150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S1</text:p>
          </table:table-cell>
          <table:table-cell table:style-name="ce8" office:value-type="string">
            <text:p>Simpler Reset Taster</text:p>
          </table:table-cell>
          <table:table-cell table:style-name="ce8" office:value-type="string">
            <text:p>https://de.mouser.com/Search/ProductDetail.aspx?R=101-0364-EVvirtualkey12040000virtualkey101-0364-EV</text:p>
          </table:table-cell>
          <table:table-cell table:style-name="ce9" table:formula="of:=0.211*1.19" office:value-type="currency" office:currency="EUR" office:value="0.25109">
            <text:p>0,25 €</text:p>
          </table:table-cell>
          <table:table-cell table:style-name="ce9" table:formula="of:=[.A155]*[.E155]" office:value-type="currency" office:currency="EUR" office:value="0.25109">
            <text:p>0,25 €</text:p>
          </table:table-cell>
          <table:table-cell/>
          <table:table-cell table:style-name="ce19" table:formula="of:=[.F155]" office:value-type="currency" office:currency="EUR" office:value="0.25109">
            <text:p>0,251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TMP102AIDRLT</text:p>
          </table:table-cell>
          <table:table-cell table:style-name="ce8" office:value-type="string">
            <text:p>TempSensor</text:p>
          </table:table-cell>
          <table:table-cell table:style-name="ce8" office:value-type="string">
            <text:p>http://de.mouser.com/ProductDetail/Texas-Instruments/TMP102AIDRLR/?qs=sGAEpiMZZMucenltShoSnvcH4kNLTJOgHTHoYSKuTBo%3d</text:p>
          </table:table-cell>
          <table:table-cell table:style-name="ce9" table:formula="of:=1.19*3.2" office:value-type="currency" office:currency="EUR" office:value="3.808">
            <text:p>3,81 €</text:p>
          </table:table-cell>
          <table:table-cell table:style-name="ce9" table:formula="of:=[.A156]*[.E156]" office:value-type="currency" office:currency="EUR" office:value="3.808">
            <text:p>3,81 €</text:p>
          </table:table-cell>
          <table:table-cell/>
          <table:table-cell table:style-name="ce19" table:formula="of:=[.F156]" office:value-type="currency" office:currency="EUR" office:value="3.808">
            <text:p>3,808 €</text:p>
          </table:table-cell>
          <table:table-cell table:number-columns-repeated="2"/>
        </table:table-row>
        <table:table-row table:style-name="ro1">
          <table:table-cell table:style-name="ce7" office:value-type="float" office:value="4">
            <text:p>4</text:p>
          </table:table-cell>
          <table:table-cell table:style-name="ce8"/>
          <table:table-cell table:style-name="ce8" office:value-type="string">
            <text:p>Platinenabstandshalter</text:p>
          </table:table-cell>
          <table:table-cell table:style-name="ce8" office:value-type="string">
            <text:p>http://de.mouser.com/ProductDetail/RAF-Electronic-Hardware/M0503-25-AL/?qs=dwkm%252bGAHGA1bK4a1zAKzGvwoOHPggjsN0aOsH4qSicg%3d</text:p>
          </table:table-cell>
          <table:table-cell table:style-name="ce9" office:value-type="currency" office:currency="EUR" office:value="0.3">
            <text:p>0,30 €</text:p>
          </table:table-cell>
          <table:table-cell table:style-name="ce9" table:formula="of:=[.A157]*[.E157]" office:value-type="currency" office:currency="EUR" office:value="1.2">
            <text:p>1,20 €</text:p>
          </table:table-cell>
          <table:table-cell/>
          <table:table-cell table:style-name="ce19"/>
          <table:table-cell table:number-columns-repeated="2"/>
        </table:table-row>
        <table:table-row table:style-name="ro1">
          <table:table-cell table:number-columns-repeated="5"/>
          <table:table-cell table:style-name="ce12"/>
          <table:table-cell table:number-columns-repeated="4"/>
        </table:table-row>
        <table:table-row table:style-name="ro1">
          <table:table-cell table:style-name="ce6" office:value-type="string" table:number-columns-spanned="6" table:number-rows-spanned="1">
            <text:p>Spulen</text:p>
          </table:table-cell>
          <table:covered-table-cell table:number-columns-repeated="4"/>
          <table:covered-table-cell table:style-name="ce12"/>
          <table:table-cell table:number-columns-repeated="4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L10</text:p>
          </table:table-cell>
          <table:table-cell table:style-name="ce8" office:value-type="string">
            <text:p>BLM21PG221SN1</text:p>
          </table:table-cell>
          <table:table-cell table:style-name="ce8" office:value-type="string">
            <text:p>http://de.mouser.com/ProductDetail/Murata/BLM21PG221SN1D/?qs=N%2fLoXOA9PTJ4i6RHFrsqmw%3d%3d</text:p>
          </table:table-cell>
          <table:table-cell table:style-name="ce9" table:formula="of:=1.19*0.165" office:value-type="currency" office:currency="EUR" office:value="0.19635">
            <text:p>0,20 €</text:p>
          </table:table-cell>
          <table:table-cell table:style-name="ce9" table:formula="of:=[.A160]*[.E160]" office:value-type="currency" office:currency="EUR" office:value="0.19635">
            <text:p>0,20 €</text:p>
          </table:table-cell>
          <table:table-cell table:style-name="ce17" office:value-type="string">
            <text:p>Bilex</text:p>
          </table:table-cell>
          <table:table-cell table:style-name="ce18" office:value-type="currency" office:currency="EUR" office:value="0.03">
            <text:p>0,030 €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 office:value-type="string">
            <text:p>L8</text:p>
          </table:table-cell>
          <table:table-cell table:style-name="ce8" office:value-type="string">
            <text:p>Spitzenfilter, <text:s/>22µH 1A</text:p>
          </table:table-cell>
          <table:table-cell table:style-name="ce8" office:value-type="string">
            <text:p>http://de.mouser.com/ProductDetail/Sumida/CR54NP-220MC/?qs=sGAEpiMZZMv126LJFLh8yxR%2fiPwtgkBPBg03oJ79dLM%3d</text:p>
          </table:table-cell>
          <table:table-cell table:style-name="ce9" table:formula="of:=0.67*1.19" office:value-type="currency" office:currency="EUR" office:value="0.7973">
            <text:p>0,80 €</text:p>
          </table:table-cell>
          <table:table-cell table:style-name="ce9" table:formula="of:=[.A161]*[.E161]" office:value-type="currency" office:currency="EUR" office:value="0.7973">
            <text:p>0,80 €</text:p>
          </table:table-cell>
          <table:table-cell/>
          <table:table-cell table:style-name="ce19" table:formula="of:=[.F161]" office:value-type="currency" office:currency="EUR" office:value="0.7973">
            <text:p>0,797 €</text:p>
          </table:table-cell>
          <table:table-cell table:number-columns-repeated="2"/>
        </table:table-row>
        <table:table-row table:style-name="ro1" table:number-rows-repeated="65372">
          <table:table-cell table:number-columns-repeated="5"/>
          <table:table-cell table:style-name="ce12"/>
          <table:table-cell table:number-columns-repeated="4"/>
        </table:table-row>
        <table:table-row table:style-name="ro1" table:number-rows-repeated="98303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atrick" table:style-name="ta1" table:print="false">
        <table:table-column table:style-name="co4" table:number-columns-repeated="5" table:default-cell-style-name="Default"/>
        <table:table-row table:style-name="ro1">
          <table:table-cell office:value-type="string">
            <text:p>Bluetooth</text:p>
          </table:table-cell>
          <table:table-cell table:formula="of:=27.3/2" office:value-type="float" office:value="13.65">
            <text:p>13,65</text:p>
          </table:table-cell>
          <table:table-cell/>
          <table:table-cell office:value-type="string">
            <text:p>Summe</text:p>
          </table:table-cell>
          <table:table-cell table:formula="of:=SUM([.B1:.B99])" office:value-type="float" office:value="74.94">
            <text:p>74,94</text:p>
          </table:table-cell>
        </table:table-row>
        <table:table-row table:style-name="ro2">
          <table:table-cell office:value-type="string">
            <text:p>Mouserparts</text:p>
          </table:table-cell>
          <table:table-cell table:formula="of:=99.5/2" office:value-type="float" office:value="49.75">
            <text:p>49,75</text:p>
          </table:table-cell>
          <table:table-cell table:number-columns-repeated="3"/>
        </table:table-row>
        <table:table-row table:style-name="ro2">
          <table:table-cell office:value-type="string">
            <text:p>Atmega</text:p>
          </table:table-cell>
          <table:table-cell table:formula="of:=23.08/2" office:value-type="float" office:value="11.54">
            <text:p>11,54</text:p>
          </table:table-cell>
          <table:table-cell table:number-columns-repeated="3"/>
        </table:table-row>
        <table:table-row table:style-name="ro1" table:number-rows-repeated="104857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belle1_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4" table:default-cell-style-name="Default"/>
        <table:table-column table:style-name="co17" table:default-cell-style-name="Default"/>
        <table:table-column table:style-name="co18" table:number-columns-repeated="1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988" table:default-cell-style-name="Default"/>
        <table:table-row table:style-name="ro2">
          <table:table-cell table:style-name="ce14" office:value-type="string">
            <text:p>Menge</text:p>
          </table:table-cell>
          <table:table-cell table:style-name="ce14" office:value-type="string">
            <text:p>Wert</text:p>
          </table:table-cell>
          <table:table-cell table:style-name="ce14" office:value-type="string">
            <text:p>Device</text:p>
          </table:table-cell>
          <table:table-cell table:style-name="ce14" office:value-type="string">
            <text:p>Bauteile</text:p>
          </table:table-cell>
          <table:table-cell table:style-name="ce14"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R</text:p>
          </table:table-cell>
          <table:table-cell office:value-type="string">
            <text:p>R0805</text:p>
          </table:table-cell>
          <table:table-cell office:value-type="string">
            <text:p>R_L3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1k</text:p>
          </table:table-cell>
          <table:table-cell office:value-type="string">
            <text:p>R0805</text:p>
          </table:table-cell>
          <table:table-cell office:value-type="string">
            <text:p>R_GPS_LED,</text:p>
          </table:table-cell>
          <table:table-cell office:value-type="string">
            <text:p>R_L0,</text:p>
          </table:table-cell>
          <table:table-cell office:value-type="string">
            <text:p>R_L1,</text:p>
          </table:table-cell>
          <table:table-cell office:value-type="string">
            <text:p>R_L2,</text:p>
          </table:table-cell>
          <table:table-cell office:value-type="string">
            <text:p>R_SCL_UP,</text:p>
          </table:table-cell>
          <table:table-cell office:value-type="string">
            <text:p>R_SDA_UP,</text:p>
          </table:table-cell>
          <table:table-cell office:value-type="string">
            <text:p>R_TEMP_ALERT,</text:p>
          </table:table-cell>
          <table:table-cell office:value-type="string">
            <text:p>R_V_LOW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k2</text:p>
          </table:table-cell>
          <table:table-cell office:value-type="string">
            <text:p>R0805</text:p>
          </table:table-cell>
          <table:table-cell office:value-type="string">
            <text:p>R_TX_UP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k</text:p>
          </table:table-cell>
          <table:table-cell office:value-type="string">
            <text:p>R0805</text:p>
          </table:table-cell>
          <table:table-cell office:value-type="string">
            <text:p>R_LED_5V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k2</text:p>
          </table:table-cell>
          <table:table-cell office:value-type="string">
            <text:p>R0805</text:p>
          </table:table-cell>
          <table:table-cell office:value-type="string">
            <text:p>R_V_HIGH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k7</text:p>
          </table:table-cell>
          <table:table-cell office:value-type="string">
            <text:p>R0805</text:p>
          </table:table-cell>
          <table:table-cell office:value-type="string">
            <text:p>R_TX_DOW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k3</text:p>
          </table:table-cell>
          <table:table-cell office:value-type="string">
            <text:p>R0805</text:p>
          </table:table-cell>
          <table:table-cell office:value-type="string">
            <text:p>R_DZ_DOW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k</text:p>
          </table:table-cell>
          <table:table-cell office:value-type="string">
            <text:p>R0805</text:p>
          </table:table-cell>
          <table:table-cell office:value-type="string">
            <text:p>R_REED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R</text:p>
          </table:table-cell>
          <table:table-cell office:value-type="string">
            <text:p>R0805</text:p>
          </table:table-cell>
          <table:table-cell office:value-type="string">
            <text:p>AT8_REF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0k</text:p>
          </table:table-cell>
          <table:table-cell office:value-type="string">
            <text:p>R0805</text:p>
          </table:table-cell>
          <table:table-cell office:value-type="string">
            <text:p>R_FLASHL,</text:p>
          </table:table-cell>
          <table:table-cell office:value-type="string">
            <text:p>R_FLASHR,</text:p>
          </table:table-cell>
          <table:table-cell office:value-type="string">
            <text:p>R_HB,</text:p>
          </table:table-cell>
          <table:table-cell office:value-type="string">
            <text:p>R_RES_UP,</text:p>
          </table:table-cell>
          <table:table-cell office:value-type="string">
            <text:p>R_SD_PWR_UP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4R</text:p>
          </table:table-cell>
          <table:table-cell office:value-type="string">
            <text:p>R0805</text:p>
          </table:table-cell>
          <table:table-cell office:value-type="string">
            <text:p>R_B_LED_0,</text:p>
          </table:table-cell>
          <table:table-cell office:value-type="string">
            <text:p>R_G_LED_0,</text:p>
          </table:table-cell>
          <table:table-cell office:value-type="string">
            <text:p>R_R_LED_0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90R</text:p>
          </table:table-cell>
          <table:table-cell office:value-type="string">
            <text:p>R0805</text:p>
          </table:table-cell>
          <table:table-cell office:value-type="string">
            <text:p>R_HIGHB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65R</text:p>
          </table:table-cell>
          <table:table-cell office:value-type="string">
            <text:p>R0805</text:p>
          </table:table-cell>
          <table:table-cell office:value-type="string">
            <text:p>R_OIL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33R</text:p>
          </table:table-cell>
          <table:table-cell office:value-type="string">
            <text:p>R0805</text:p>
          </table:table-cell>
          <table:table-cell office:value-type="string">
            <text:p>R_BL_L,</text:p>
          </table:table-cell>
          <table:table-cell office:value-type="string">
            <text:p>R_BL_R,</text:p>
          </table:table-cell>
          <table:table-cell office:value-type="string">
            <text:p>R_N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90R</text:p>
          </table:table-cell>
          <table:table-cell office:value-type="string">
            <text:p>R0805</text:p>
          </table:table-cell>
          <table:table-cell office:value-type="string">
            <text:p>R_B_LED_1,</text:p>
          </table:table-cell>
          <table:table-cell office:value-type="string">
            <text:p>R_B_LED_2,</text:p>
          </table:table-cell>
          <table:table-cell office:value-type="string">
            <text:p>R_B_LED_3,</text:p>
          </table:table-cell>
          <table:table-cell office:value-type="string">
            <text:p>R_B_LED_4,</text:p>
          </table:table-cell>
          <table:table-cell office:value-type="string">
            <text:p>R_B_LED_5,</text:p>
          </table:table-cell>
          <table:table-cell office:value-type="string">
            <text:p>R_B_LED_6,</text:p>
          </table:table-cell>
          <table:table-cell office:value-type="string">
            <text:p>R_G_LED_1,</text:p>
          </table:table-cell>
          <table:table-cell office:value-type="string">
            <text:p>R_G_LED_2,</text:p>
          </table:table-cell>
          <table:table-cell office:value-type="string">
            <text:p>R_G_LED_3,</text:p>
          </table:table-cell>
          <table:table-cell office:value-type="string">
            <text:p>R_G_LED_4,</text:p>
          </table:table-cell>
          <table:table-cell office:value-type="string">
            <text:p>R_G_LED_5,</text:p>
          </table:table-cell>
          <table:table-cell office:value-type="string">
            <text:p>R_G_LED_6</text:p>
          </table:table-cell>
          <table:table-cell table:number-columns-repeated="100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00R</text:p>
          </table:table-cell>
          <table:table-cell office:value-type="string">
            <text:p>R0805</text:p>
          </table:table-cell>
          <table:table-cell office:value-type="string">
            <text:p>R_R_LED_1,</text:p>
          </table:table-cell>
          <table:table-cell office:value-type="string">
            <text:p>R_R_LED_2,</text:p>
          </table:table-cell>
          <table:table-cell office:value-type="string">
            <text:p>R_R_LED_3,</text:p>
          </table:table-cell>
          <table:table-cell office:value-type="string">
            <text:p>R_R_LED_4,</text:p>
          </table:table-cell>
          <table:table-cell office:value-type="string">
            <text:p>R_R_LED_5,</text:p>
          </table:table-cell>
          <table:table-cell office:value-type="string">
            <text:p>R_R_LED_6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20R</text:p>
          </table:table-cell>
          <table:table-cell office:value-type="string">
            <text:p>R0805</text:p>
          </table:table-cell>
          <table:table-cell office:value-type="string">
            <text:p>R_OIL_UP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90R</text:p>
          </table:table-cell>
          <table:table-cell office:value-type="string">
            <text:p>R0805</text:p>
          </table:table-cell>
          <table:table-cell office:value-type="string">
            <text:p>R_WATER_UP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5k</text:p>
          </table:table-cell>
          <table:table-cell office:value-type="string">
            <text:p>R0805</text:p>
          </table:table-cell>
          <table:table-cell office:value-type="string">
            <text:p>R_DZ,</text:p>
          </table:table-cell>
          <table:table-cell office:value-type="string">
            <text:p>R_FLASHL_DOWN,</text:p>
          </table:table-cell>
          <table:table-cell office:value-type="string">
            <text:p>R_FLASHR_DOWN,</text:p>
          </table:table-cell>
          <table:table-cell office:value-type="string">
            <text:p>R_HB_DOWN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.b.</text:p>
          </table:table-cell>
          <table:table-cell office:value-type="string">
            <text:p>R0805</text:p>
          </table:table-cell>
          <table:table-cell office:value-type="string">
            <text:p>R_E0_0,</text:p>
          </table:table-cell>
          <table:table-cell office:value-type="string">
            <text:p>R_E0_2,</text:p>
          </table:table-cell>
          <table:table-cell office:value-type="string">
            <text:p>R_E0_4,</text:p>
          </table:table-cell>
          <table:table-cell office:value-type="string">
            <text:p>R_E1_0,</text:p>
          </table:table-cell>
          <table:table-cell office:value-type="string">
            <text:p>R_E1_2,</text:p>
          </table:table-cell>
          <table:table-cell office:value-type="string">
            <text:p>R_E1_4,</text:p>
          </table:table-cell>
          <table:table-cell office:value-type="string">
            <text:p>R_E2_0,</text:p>
          </table:table-cell>
          <table:table-cell office:value-type="string">
            <text:p>R_E2_2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formula="of:=SUM([.A2:.A23])" office:value-type="float" office:value="61">
            <text:p>61</text:p>
          </table:table-cell>
          <table:table-cell office:value-type="float" office:value="0.005">
            <text:p>0,01</text:p>
          </table:table-cell>
          <table:table-cell table:formula="of:=[.B24]*[.A24]" office:value-type="float" office:value="0.305">
            <text:p>0,31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µ2/100V</text:p>
          </table:table-cell>
          <table:table-cell office:value-type="string">
            <text:p>C0805</text:p>
          </table:table-cell>
          <table:table-cell office:value-type="string">
            <text:p>C39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.7µF</text:p>
          </table:table-cell>
          <table:table-cell office:value-type="string">
            <text:p>C0805</text:p>
          </table:table-cell>
          <table:table-cell office:value-type="string">
            <text:p>C4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uF</text:p>
          </table:table-cell>
          <table:table-cell office:value-type="string">
            <text:p>C0805</text:p>
          </table:table-cell>
          <table:table-cell office:value-type="string">
            <text:p>C6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2p</text:p>
          </table:table-cell>
          <table:table-cell office:value-type="string">
            <text:p>C0805</text:p>
          </table:table-cell>
          <table:table-cell office:value-type="string">
            <text:p>C35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0n/20V</text:p>
          </table:table-cell>
          <table:table-cell office:value-type="string">
            <text:p>C0805</text:p>
          </table:table-cell>
          <table:table-cell office:value-type="string">
            <text:p>C11,</text:p>
          </table:table-cell>
          <table:table-cell office:value-type="string">
            <text:p>C18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100nF</text:p>
          </table:table-cell>
          <table:table-cell office:value-type="string">
            <text:p>C0805</text:p>
          </table:table-cell>
          <table:table-cell office:value-type="string">
            <text:p>C1,</text:p>
          </table:table-cell>
          <table:table-cell office:value-type="string">
            <text:p>C2,</text:p>
          </table:table-cell>
          <table:table-cell office:value-type="string">
            <text:p>C3,</text:p>
          </table:table-cell>
          <table:table-cell office:value-type="string">
            <text:p>C5,</text:p>
          </table:table-cell>
          <table:table-cell office:value-type="string">
            <text:p>C7,</text:p>
          </table:table-cell>
          <table:table-cell office:value-type="string">
            <text:p>C8,</text:p>
          </table:table-cell>
          <table:table-cell office:value-type="string">
            <text:p>C9,</text:p>
          </table:table-cell>
          <table:table-cell office:value-type="string">
            <text:p>C10,</text:p>
          </table:table-cell>
          <table:table-cell office:value-type="string">
            <text:p>C12,</text:p>
          </table:table-cell>
          <table:table-cell office:value-type="string">
            <text:p>C13,</text:p>
          </table:table-cell>
          <table:table-cell office:value-type="string">
            <text:p>C14,</text:p>
          </table:table-cell>
          <table:table-cell office:value-type="string">
            <text:p>C15,</text:p>
          </table:table-cell>
          <table:table-cell office:value-type="string">
            <text:p>C16,</text:p>
          </table:table-cell>
          <table:table-cell office:value-type="string">
            <text:p>C17,</text:p>
          </table:table-cell>
          <table:table-cell office:value-type="string">
            <text:p>C19,</text:p>
          </table:table-cell>
          <table:table-cell office:value-type="string">
            <text:p>C20,</text:p>
          </table:table-cell>
          <table:table-cell office:value-type="string">
            <text:p>C21,</text:p>
          </table:table-cell>
          <table:table-cell office:value-type="string">
            <text:p>C22,</text:p>
          </table:table-cell>
          <table:table-cell office:value-type="string">
            <text:p>C23,</text:p>
          </table:table-cell>
          <table:table-cell office:value-type="string">
            <text:p>C24,</text:p>
          </table:table-cell>
          <table:table-cell office:value-type="string">
            <text:p>C25,</text:p>
          </table:table-cell>
          <table:table-cell office:value-type="string">
            <text:p>C26,</text:p>
          </table:table-cell>
          <table:table-cell office:value-type="string">
            <text:p>C27,</text:p>
          </table:table-cell>
          <table:table-cell office:value-type="string">
            <text:p>C28,</text:p>
          </table:table-cell>
          <table:table-cell office:value-type="string">
            <text:p>C29,</text:p>
          </table:table-cell>
          <table:table-cell office:value-type="string">
            <text:p>C30,</text:p>
          </table:table-cell>
          <table:table-cell office:value-type="string">
            <text:p>C31,</text:p>
          </table:table-cell>
          <table:table-cell office:value-type="string">
            <text:p>C32,</text:p>
          </table:table-cell>
          <table:table-cell office:value-type="string">
            <text:p>C33,</text:p>
          </table:table-cell>
          <table:table-cell office:value-type="string">
            <text:p>C34,</text:p>
          </table:table-cell>
          <table:table-cell office:value-type="string">
            <text:p>C36,</text:p>
          </table:table-cell>
          <table:table-cell office:value-type="string">
            <text:p>GPS_C1,</text:p>
          </table:table-cell>
          <table:table-cell office:value-type="string">
            <text:p>GPS_C2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20µF/16V</text:p>
          </table:table-cell>
          <table:table-cell office:value-type="string">
            <text:p>C_SMD_SMP</text:p>
          </table:table-cell>
          <table:table-cell office:value-type="string">
            <text:p>CP1,</text:p>
          </table:table-cell>
          <table:table-cell office:value-type="string">
            <text:p>CP2,</text:p>
          </table:table-cell>
          <table:table-cell office:value-type="string">
            <text:p>CP3,</text:p>
          </table:table-cell>
          <table:table-cell office:value-type="string">
            <text:p>CP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.5V</text:p>
          </table:table-cell>
          <table:table-cell office:value-type="string">
            <text:p>ZENER-DIODESOT23</text:p>
          </table:table-cell>
          <table:table-cell office:value-type="string">
            <text:p>D1,</text:p>
          </table:table-cell>
          <table:table-cell office:value-type="string">
            <text:p>D2,</text:p>
          </table:table-cell>
          <table:table-cell office:value-type="string">
            <text:p>D3,</text:p>
          </table:table-cell>
          <table:table-cell office:value-type="string">
            <text:p>D8,</text:p>
          </table:table-cell>
          <table:table-cell office:value-type="string">
            <text:p>D10,</text:p>
          </table:table-cell>
          <table:table-cell office:value-type="string">
            <text:p>D13,</text:p>
          </table:table-cell>
          <table:table-cell office:value-type="string">
            <text:p>D20,</text:p>
          </table:table-cell>
          <table:table-cell office:value-type="string">
            <text:p>D21,</text:p>
          </table:table-cell>
          <table:table-cell office:value-type="string">
            <text:p>D22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V-Zdiode</text:p>
          </table:table-cell>
          <table:table-cell office:value-type="string">
            <text:p>ZENER-DIODESOT23</text:p>
          </table:table-cell>
          <table:table-cell office:value-type="string">
            <text:p>D6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78-MMBZ5232B-V</text:p>
          </table:table-cell>
          <table:table-cell office:value-type="string">
            <text:p>ZENER-DIODESOT23</text:p>
          </table:table-cell>
          <table:table-cell office:value-type="string">
            <text:p>D18,</text:p>
          </table:table-cell>
          <table:table-cell office:value-type="string">
            <text:p>D_P_EX_D2,</text:p>
          </table:table-cell>
          <table:table-cell office:value-type="string">
            <text:p>D_P_MCCOI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V-Zdiode</text:p>
          </table:table-cell>
          <table:table-cell office:value-type="string">
            <text:p>ZENER-DIODESOD80C</text:p>
          </table:table-cell>
          <table:table-cell office:value-type="string">
            <text:p>D12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24T3G</text:p>
          </table:table-cell>
          <table:table-cell office:value-type="string">
            <text:p>D-SSMB-A+K</text:p>
          </table:table-cell>
          <table:table-cell office:value-type="string">
            <text:p>D_VERPOL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D0805</text:p>
          </table:table-cell>
          <table:table-cell office:value-type="string">
            <text:p>D_L0,</text:p>
          </table:table-cell>
          <table:table-cell office:value-type="string">
            <text:p>D_L1,</text:p>
          </table:table-cell>
          <table:table-cell office:value-type="string">
            <text:p>D_L2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INHD-1X2</text:p>
          </table:table-cell>
          <table:table-cell office:value-type="string">
            <text:p>RX,</text:p>
          </table:table-cell>
          <table:table-cell office:value-type="string">
            <text:p>TX,</text:p>
          </table:table-cell>
          <table:table-cell office:value-type="string">
            <text:p>TX1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-TASTERECO-DIAGONAL</text:p>
          </table:table-cell>
          <table:table-cell office:value-type="string">
            <text:p>S1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.1A</text:p>
          </table:table-cell>
          <table:table-cell office:value-type="string">
            <text:p>POLY_FUSE</text:p>
          </table:table-cell>
          <table:table-cell office:value-type="string">
            <text:p>12V_F1</text:p>
          </table:table-cell>
          <table:table-cell table:number-columns-repeated="1020"/>
        </table:table-row>
        <table:table-row table:style-name="ro1">
          <table:table-cell table:style-name="ce15" office:value-type="float" office:value="4">
            <text:p>4</text:p>
          </table:table-cell>
          <table:table-cell table:style-name="ce15" office:value-type="string">
            <text:p>1k2</text:p>
          </table:table-cell>
          <table:table-cell table:style-name="ce15" office:value-type="string">
            <text:p>R-EU_M0805</text:p>
          </table:table-cell>
          <table:table-cell table:style-name="ce15" office:value-type="string">
            <text:p>RX_H,</text:p>
          </table:table-cell>
          <table:table-cell table:style-name="ce15" office:value-type="string">
            <text:p>R_CS_H,</text:p>
          </table:table-cell>
          <table:table-cell table:style-name="ce15" office:value-type="string">
            <text:p>R_DI_H,</text:p>
          </table:table-cell>
          <table:table-cell table:style-name="ce15" office:value-type="string">
            <text:p>R_SCK_H</text:p>
          </table:table-cell>
          <table:table-cell table:number-columns-repeated="1017"/>
        </table:table-row>
        <table:table-row table:style-name="ro1">
          <table:table-cell table:style-name="ce15" office:value-type="float" office:value="4">
            <text:p>4</text:p>
          </table:table-cell>
          <table:table-cell table:style-name="ce15" office:value-type="string">
            <text:p>2k7</text:p>
          </table:table-cell>
          <table:table-cell table:style-name="ce15" office:value-type="string">
            <text:p>R-EU_M0805</text:p>
          </table:table-cell>
          <table:table-cell table:style-name="ce15" office:value-type="string">
            <text:p>RX_L,</text:p>
          </table:table-cell>
          <table:table-cell table:style-name="ce15" office:value-type="string">
            <text:p>R_CS_L,</text:p>
          </table:table-cell>
          <table:table-cell table:style-name="ce15" office:value-type="string">
            <text:p>R_DI_L,</text:p>
          </table:table-cell>
          <table:table-cell table:style-name="ce15" office:value-type="string">
            <text:p>R_SCK_L</text:p>
          </table:table-cell>
          <table:table-cell table:number-columns-repeated="1017"/>
        </table:table-row>
        <table:table-row table:style-name="ro2">
          <table:table-cell table:style-name="ce15" office:value-type="float" office:value="1">
            <text:p>1</text:p>
          </table:table-cell>
          <table:table-cell table:style-name="ce15" office:value-type="string">
            <text:p>5k</text:p>
          </table:table-cell>
          <table:table-cell table:style-name="ce15" office:value-type="string">
            <text:p>/</text:p>
          </table:table-cell>
          <table:table-cell table:style-name="ce15" office:value-type="string">
            <text:p>n.b.</text:p>
          </table:table-cell>
          <table:table-cell table:style-name="ce15" office:value-type="string">
            <text:p>(Reed)</text:p>
          </table:table-cell>
          <table:table-cell table:style-name="ce15" office:value-type="string">
            <text:p>R0805</text:p>
          </table:table-cell>
          <table:table-cell table:style-name="ce15" office:value-type="string">
            <text:p>R_REED_DOWN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2µH</text:p>
          </table:table-cell>
          <table:table-cell office:value-type="string">
            <text:p>1A</text:p>
          </table:table-cell>
          <table:table-cell office:value-type="string">
            <text:p>LPD54</text:p>
          </table:table-cell>
          <table:table-cell office:value-type="string">
            <text:p>L8</text:p>
          </table:table-cell>
          <table:table-cell table:number-columns-repeated="1019"/>
        </table:table-row>
        <table:table-row table:style-name="ro1">
          <table:table-cell table:style-name="ce15" office:value-type="float" office:value="2">
            <text:p>2</text:p>
          </table:table-cell>
          <table:table-cell table:style-name="ce15" office:value-type="string">
            <text:p>220R</text:p>
          </table:table-cell>
          <table:table-cell table:style-name="ce15" office:value-type="string">
            <text:p>R-EU_M0805</text:p>
          </table:table-cell>
          <table:table-cell table:style-name="ce15" office:value-type="string">
            <text:p>R_CNT,</text:p>
          </table:table-cell>
          <table:table-cell table:style-name="ce15" office:value-type="string">
            <text:p>R_DATA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600mA</text:p>
          </table:table-cell>
          <table:table-cell office:value-type="string">
            <text:p>POLY_FUSE</text:p>
          </table:table-cell>
          <table:table-cell office:value-type="string">
            <text:p>5V_F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771-BAV23C,215</text:p>
          </table:table-cell>
          <table:table-cell office:value-type="string">
            <text:p>D-A1-C3</text:p>
          </table:table-cell>
          <table:table-cell office:value-type="string">
            <text:p>GPS_D1,</text:p>
          </table:table-cell>
          <table:table-cell office:value-type="string">
            <text:p>GPS_D2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71-PMBD7000235</text:p>
          </table:table-cell>
          <table:table-cell office:value-type="string">
            <text:p>D-A1-C3</text:p>
          </table:table-cell>
          <table:table-cell office:value-type="string">
            <text:p>D7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4093D</text:p>
          </table:table-cell>
          <table:table-cell office:value-type="string">
            <text:p>IC1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LM21PG221SN1</text:p>
          </table:table-cell>
          <table:table-cell office:value-type="string">
            <text:p>L0808+0603</text:p>
          </table:table-cell>
          <table:table-cell office:value-type="string">
            <text:p>L10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lue</text:p>
          </table:table-cell>
          <table:table-cell office:value-type="string">
            <text:p>LED0805</text:p>
          </table:table-cell>
          <table:table-cell office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DX-5R5H334U</text:p>
          </table:table-cell>
          <table:table-cell office:value-type="string">
            <text:p>C_EMERGENCY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_908642</text:p>
          </table:table-cell>
          <table:table-cell office:value-type="string">
            <text:p>BATTERY12MM</text:p>
          </table:table-cell>
          <table:table-cell office:value-type="string">
            <text:p>GPS_BAT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ighB</text:p>
          </table:table-cell>
          <table:table-cell office:value-type="string">
            <text:p>_</text:p>
          </table:table-cell>
          <table:table-cell office:value-type="string">
            <text:p>645-598-8191-107F</text:p>
          </table:table-cell>
          <table:table-cell office:value-type="string">
            <text:p>CHANGE</text:p>
          </table:table-cell>
          <table:table-cell office:value-type="string">
            <text:p>LED0805</text:p>
          </table:table-cell>
          <table:table-cell office:value-type="string">
            <text:p>D_BL_HB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CSP</text:p>
          </table:table-cell>
          <table:table-cell office:value-type="string">
            <text:p>PINHD-2X3</text:p>
          </table:table-cell>
          <table:table-cell office:value-type="string">
            <text:p>JP1,</text:p>
          </table:table-cell>
          <table:table-cell office:value-type="string">
            <text:p>JP2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LXDC2HL33A-055</text:p>
          </table:table-cell>
          <table:table-cell office:value-type="string">
            <text:p>DC3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726-BAT60AE6327</text:p>
          </table:table-cell>
          <table:table-cell office:value-type="string">
            <text:p>DIODE-SOD323-W</text:p>
          </table:table-cell>
          <table:table-cell office:value-type="string">
            <text:p>D11,</text:p>
          </table:table-cell>
          <table:table-cell office:value-type="string">
            <text:p>D15</text:p>
          </table:table-cell>
          <table:table-cell table:number-columns-repeated="1018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Mouser:</text:p>
          </table:table-cell>
          <table:table-cell office:value-type="string">
            <text:p>771-2N7002BK215</text:p>
          </table:table-cell>
          <table:table-cell office:value-type="float" office:value="0">
            <text:p>0</text:p>
          </table:table-cell>
          <table:table-cell office:value-type="string">
            <text:p>N-Channel,</text:p>
          </table:table-cell>
          <table:table-cell office:value-type="string">
            <text:p>60V</text:p>
          </table:table-cell>
          <table:table-cell office:value-type="string">
            <text:p>350mA,</text:p>
          </table:table-cell>
          <table:table-cell office:value-type="string">
            <text:p>SOT-23,</text:p>
          </table:table-cell>
          <table:table-cell table:style-name="ce16" office:value-type="string">
            <text:p>0,052€</text:p>
          </table:table-cell>
          <table:table-cell office:value-type="string">
            <text:p>T-P-FETBSS139</text:p>
          </table:table-cell>
          <table:table-cell office:value-type="string">
            <text:p>T1,</text:p>
          </table:table-cell>
          <table:table-cell office:value-type="string">
            <text:p>T2,</text:p>
          </table:table-cell>
          <table:table-cell office:value-type="string">
            <text:p>T3,</text:p>
          </table:table-cell>
          <table:table-cell office:value-type="string">
            <text:p>T5,</text:p>
          </table:table-cell>
          <table:table-cell office:value-type="string">
            <text:p>T6,</text:p>
          </table:table-cell>
          <table:table-cell office:value-type="string">
            <text:p>T7,</text:p>
          </table:table-cell>
          <table:table-cell office:value-type="string">
            <text:p>T8,</text:p>
          </table:table-cell>
          <table:table-cell office:value-type="string">
            <text:p>T9,</text:p>
          </table:table-cell>
          <table:table-cell office:value-type="string">
            <text:p>T10,</text:p>
          </table:table-cell>
          <table:table-cell office:value-type="string">
            <text:p>T11</text:p>
          </table:table-cell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ouser:</text:p>
          </table:table-cell>
          <table:table-cell office:value-type="string">
            <text:p>941-CLP6BWKWCD0E0233</text:p>
          </table:table-cell>
          <table:table-cell office:value-type="string">
            <text:p>RGB_LED</text:p>
          </table:table-cell>
          <table:table-cell office:value-type="string">
            <text:p>POINTER_WHI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IL</text:p>
          </table:table-cell>
          <table:table-cell office:value-type="string">
            <text:p>M</text:p>
          </table:table-cell>
          <table:table-cell office:value-type="string">
            <text:p>645-598-8110-107F</text:p>
          </table:table-cell>
          <table:table-cell office:value-type="string">
            <text:p>CHANGE!</text:p>
          </table:table-cell>
          <table:table-cell office:value-type="string">
            <text:p>LED0805</text:p>
          </table:table-cell>
          <table:table-cell office:value-type="string">
            <text:p>D_RE_OIL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PLCC4_LED</text:p>
          </table:table-cell>
          <table:table-cell office:value-type="string">
            <text:p>D_GR_BLR,</text:p>
          </table:table-cell>
          <table:table-cell office:value-type="string">
            <text:p>D_GR_N,</text:p>
          </table:table-cell>
          <table:table-cell office:value-type="string">
            <text:p>R_GR_BL_L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R-7805-1.0</text:p>
          </table:table-cell>
          <table:table-cell office:value-type="string">
            <text:p>PWR_R78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RGB_LED</text:p>
          </table:table-cell>
          <table:table-cell office:value-type="string">
            <text:p>RGB_2,</text:p>
          </table:table-cell>
          <table:table-cell office:value-type="string">
            <text:p>RGB_3,</text:p>
          </table:table-cell>
          <table:table-cell office:value-type="string">
            <text:p>RGB_4,</text:p>
          </table:table-cell>
          <table:table-cell office:value-type="string">
            <text:p>RGB_5,</text:p>
          </table:table-cell>
          <table:table-cell office:value-type="string">
            <text:p>RGB_6,</text:p>
          </table:table-cell>
          <table:table-cell office:value-type="string">
            <text:p>RGB_7</text:p>
          </table:table-cell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ed</text:p>
          </table:table-cell>
          <table:table-cell office:value-type="string">
            <text:p>LED0805</text:p>
          </table:table-cell>
          <table:table-cell office:value-type="string">
            <text:p>D4,</text:p>
          </table:table-cell>
          <table:table-cell office:value-type="string">
            <text:p>D_GPS_FIX,</text:p>
          </table:table-cell>
          <table:table-cell office:value-type="string">
            <text:p>D_PWR_L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SMD_TASTER_MIT_KAPPE</text:p>
          </table:table-cell>
          <table:table-cell office:value-type="string">
            <text:p>B_DOWN,</text:p>
          </table:table-cell>
          <table:table-cell office:value-type="string">
            <text:p>B_LEFT,</text:p>
          </table:table-cell>
          <table:table-cell office:value-type="string">
            <text:p>B_RIGHT,</text:p>
          </table:table-cell>
          <table:table-cell office:value-type="string">
            <text:p>B_UP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T-IRLMS6702</text:p>
          </table:table-cell>
          <table:table-cell office:value-type="string">
            <text:p>T4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TMP102</text:p>
          </table:table-cell>
          <table:table-cell office:value-type="string">
            <text:p>TMP102AIDRLT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.b.</text:p>
          </table:table-cell>
          <table:table-cell office:value-type="string">
            <text:p>/</text:p>
          </table:table-cell>
          <table:table-cell office:value-type="string">
            <text:p>0R</text:p>
          </table:table-cell>
          <table:table-cell office:value-type="string">
            <text:p>R0805</text:p>
          </table:table-cell>
          <table:table-cell office:value-type="string">
            <text:p>R_E0_1,</text:p>
          </table:table-cell>
          <table:table-cell office:value-type="string">
            <text:p>R_E0_3,</text:p>
          </table:table-cell>
          <table:table-cell office:value-type="string">
            <text:p>R_E1_1,</text:p>
          </table:table-cell>
          <table:table-cell office:value-type="string">
            <text:p>R_E1_3,</text:p>
          </table:table-cell>
          <table:table-cell office:value-type="string">
            <text:p>R_E2_1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.b.</text:p>
          </table:table-cell>
          <table:table-cell office:value-type="string">
            <text:p>/</text:p>
          </table:table-cell>
          <table:table-cell office:value-type="string">
            <text:p>5k</text:p>
          </table:table-cell>
          <table:table-cell office:value-type="string">
            <text:p>(Reed)</text:p>
          </table:table-cell>
          <table:table-cell office:value-type="string">
            <text:p>R0805</text:p>
          </table:table-cell>
          <table:table-cell office:value-type="string">
            <text:p>R_REED_UP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6Mhz</text:p>
          </table:table-cell>
          <table:table-cell office:value-type="string">
            <text:p>XT-HC49-SMD</text:p>
          </table:table-cell>
          <table:table-cell office:value-type="string">
            <text:p>16MHZ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AT-MEGA-8</text:p>
          </table:table-cell>
          <table:table-cell office:value-type="string">
            <text:p>IC2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ATMEGA2560-16AU</text:p>
          </table:table-cell>
          <table:table-cell office:value-type="string">
            <text:p>IC4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STEPPE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NHD_2.7_SOLO_RO</text:p>
          </table:table-cell>
          <table:table-cell office:value-type="string">
            <text:p>NHD_2.7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BTM-222</text:p>
          </table:table-cell>
          <table:table-cell office:value-type="string">
            <text:p>BLUETOOTH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SD_MICRO</text:p>
          </table:table-cell>
          <table:table-cell office:value-type="string">
            <text:p>ST2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SPEEDOSTECKE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MT3329</text:p>
          </table:table-cell>
          <table:table-cell office:value-type="string">
            <text:p>GPS</text:p>
          </table:table-cell>
          <table:table-cell table:number-columns-repeated="1020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Tabelle1.A160:Tabelle1.H16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12T14:52:06.73</meta:creation-date>
    <dc:date>2012-07-09T22:45:30</dc:date>
    <meta:editing-duration>P3DT17H47M8S</meta:editing-duration>
    <meta:editing-cycles>164</meta:editing-cycles>
    <meta:generator>LibreOffice/3.5$Linux_X86_64 LibreOffice_project/350m1$Build-2</meta:generator>
    <dc:creator>Kolja Windeler</dc:creator>
    <meta:document-statistic meta:table-count="4" meta:cell-count="1584" meta:object-count="0"/>
  </office:meta>
</office:document-meta>
</file>